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218809"/>
    </style:style>
    <style:style style:name="P2" style:family="paragraph" style:parent-style-name="Standard">
      <style:text-properties officeooo:rsid="0020b8cb"/>
    </style:style>
    <style:style style:name="P3" style:family="paragraph" style:parent-style-name="Standard">
      <style:text-properties officeooo:rsid="00218809" officeooo:paragraph-rsid="00218809"/>
    </style:style>
    <style:style style:name="P4" style:family="paragraph" style:parent-style-name="Standard">
      <style:text-properties officeooo:rsid="0025db1f" officeooo:paragraph-rsid="0025db1f"/>
    </style:style>
    <style:style style:name="P5" style:family="paragraph" style:parent-style-name="Standard">
      <style:text-properties officeooo:rsid="0025db1f" officeooo:paragraph-rsid="0040d46c"/>
    </style:style>
    <style:style style:name="P6" style:family="paragraph" style:parent-style-name="Standard">
      <style:text-properties fo:font-weight="bold" officeooo:rsid="0025db1f" officeooo:paragraph-rsid="0025db1f" style:font-weight-asian="bold" style:font-weight-complex="bold"/>
    </style:style>
    <style:style style:name="P7" style:family="paragraph" style:parent-style-name="Standard">
      <style:text-properties fo:font-weight="bold" officeooo:rsid="0027da04" officeooo:paragraph-rsid="0025db1f" style:font-weight-asian="bold" style:font-weight-complex="bold"/>
    </style:style>
    <style:style style:name="P8" style:family="paragraph" style:parent-style-name="Standard">
      <style:text-properties fo:font-weight="bold" officeooo:rsid="0029aa34" officeooo:paragraph-rsid="0029aa34" style:font-weight-asian="bold" style:font-weight-complex="bold"/>
    </style:style>
    <style:style style:name="P9" style:family="paragraph" style:parent-style-name="Standard">
      <style:text-properties fo:font-weight="bold" officeooo:rsid="002c29ab" officeooo:paragraph-rsid="002c29ab" style:font-weight-asian="bold" style:font-weight-complex="bold"/>
    </style:style>
    <style:style style:name="P10" style:family="paragraph" style:parent-style-name="Standard">
      <style:text-properties fo:font-weight="bold" officeooo:rsid="002df141" officeooo:paragraph-rsid="002df141" style:font-weight-asian="bold" style:font-weight-complex="bold"/>
    </style:style>
    <style:style style:name="P11" style:family="paragraph" style:parent-style-name="Standard">
      <style:text-properties fo:font-weight="bold" officeooo:rsid="002f0e21" officeooo:paragraph-rsid="002f0e21" style:font-weight-asian="bold" style:font-weight-complex="bold"/>
    </style:style>
    <style:style style:name="P12" style:family="paragraph" style:parent-style-name="Standard">
      <style:text-properties fo:font-weight="bold" officeooo:rsid="00302a89" officeooo:paragraph-rsid="00302a89" style:font-weight-asian="bold" style:font-weight-complex="bold"/>
    </style:style>
    <style:style style:name="P13" style:family="paragraph" style:parent-style-name="Standard">
      <style:text-properties fo:font-weight="bold" officeooo:rsid="00353665" officeooo:paragraph-rsid="00353665" style:font-weight-asian="bold" style:font-weight-complex="bold"/>
    </style:style>
    <style:style style:name="P14" style:family="paragraph" style:parent-style-name="Standard">
      <style:text-properties fo:font-weight="bold" officeooo:rsid="00379c02" officeooo:paragraph-rsid="00379c02" style:font-weight-asian="bold" style:font-weight-complex="bold"/>
    </style:style>
    <style:style style:name="P15" style:family="paragraph" style:parent-style-name="Standard">
      <style:text-properties fo:font-weight="bold" officeooo:rsid="0038bc03" officeooo:paragraph-rsid="0038bc03" style:font-weight-asian="bold" style:font-weight-complex="bold"/>
    </style:style>
    <style:style style:name="P16" style:family="paragraph" style:parent-style-name="Standard">
      <style:text-properties fo:font-weight="bold" officeooo:rsid="00390cf7" officeooo:paragraph-rsid="00390cf7" style:font-weight-asian="bold" style:font-weight-complex="bold"/>
    </style:style>
    <style:style style:name="P17" style:family="paragraph" style:parent-style-name="Standard">
      <style:text-properties fo:font-weight="bold" officeooo:rsid="00678000" officeooo:paragraph-rsid="002c29ab" style:font-weight-asian="bold" style:font-weight-complex="bold"/>
    </style:style>
    <style:style style:name="P18" style:family="paragraph" style:parent-style-name="Standard">
      <style:text-properties officeooo:rsid="0027da04" officeooo:paragraph-rsid="0025db1f"/>
    </style:style>
    <style:style style:name="P19" style:family="paragraph" style:parent-style-name="Standard">
      <style:text-properties fo:font-weight="normal" officeooo:rsid="0029aa34" officeooo:paragraph-rsid="0029aa34" style:font-weight-asian="normal" style:font-weight-complex="normal"/>
    </style:style>
    <style:style style:name="P20" style:family="paragraph" style:parent-style-name="Standard">
      <style:text-properties fo:font-weight="normal" officeooo:rsid="0029aa34" officeooo:paragraph-rsid="00820d3a" style:font-weight-asian="normal" style:font-weight-complex="normal"/>
    </style:style>
    <style:style style:name="P21" style:family="paragraph" style:parent-style-name="Standard">
      <style:text-properties fo:font-weight="normal" officeooo:rsid="002b9658" officeooo:paragraph-rsid="002b9658" style:font-weight-asian="normal" style:font-weight-complex="normal"/>
    </style:style>
    <style:style style:name="P22" style:family="paragraph" style:parent-style-name="Standard">
      <style:text-properties fo:font-weight="normal" officeooo:rsid="002c29ab" officeooo:paragraph-rsid="002c29ab" style:font-weight-asian="normal" style:font-weight-complex="normal"/>
    </style:style>
    <style:style style:name="P23" style:family="paragraph" style:parent-style-name="Standard">
      <style:text-properties fo:font-weight="normal" officeooo:rsid="002c29ab" officeooo:paragraph-rsid="0070c533" style:font-weight-asian="normal" style:font-weight-complex="normal"/>
    </style:style>
    <style:style style:name="P24" style:family="paragraph" style:parent-style-name="Standard">
      <style:text-properties fo:font-weight="normal" officeooo:rsid="002df141" officeooo:paragraph-rsid="002df141" style:font-weight-asian="normal" style:font-weight-complex="normal"/>
    </style:style>
    <style:style style:name="P25" style:family="paragraph" style:parent-style-name="Standard">
      <style:text-properties fo:font-weight="normal" officeooo:rsid="002df141" officeooo:paragraph-rsid="0086be88" style:font-weight-asian="normal" style:font-weight-complex="normal"/>
    </style:style>
    <style:style style:name="P26" style:family="paragraph" style:parent-style-name="Standard">
      <style:text-properties fo:font-weight="normal" officeooo:rsid="002df141" officeooo:paragraph-rsid="0088e9ce" style:font-weight-asian="normal" style:font-weight-complex="normal"/>
    </style:style>
    <style:style style:name="P27" style:family="paragraph" style:parent-style-name="Standard">
      <style:text-properties fo:font-weight="normal" officeooo:rsid="002df141" officeooo:paragraph-rsid="0089d1cb" style:font-weight-asian="normal" style:font-weight-complex="normal"/>
    </style:style>
    <style:style style:name="P28" style:family="paragraph" style:parent-style-name="Standard">
      <style:text-properties fo:font-weight="normal" officeooo:rsid="002f0e21" officeooo:paragraph-rsid="002f0e21" style:font-weight-asian="normal" style:font-weight-complex="normal"/>
    </style:style>
    <style:style style:name="P29" style:family="paragraph" style:parent-style-name="Standard">
      <style:text-properties fo:font-weight="normal" officeooo:rsid="00302a89" officeooo:paragraph-rsid="00302a89" style:font-weight-asian="normal" style:font-weight-complex="normal"/>
    </style:style>
    <style:style style:name="P30" style:family="paragraph" style:parent-style-name="Standard">
      <style:text-properties fo:font-weight="normal" officeooo:rsid="00302a89" officeooo:paragraph-rsid="008ccc22" style:font-weight-asian="normal" style:font-weight-complex="normal"/>
    </style:style>
    <style:style style:name="P31" style:family="paragraph" style:parent-style-name="Standard">
      <style:text-properties fo:font-weight="normal" officeooo:rsid="00302a89" officeooo:paragraph-rsid="00b69bd8" style:font-weight-asian="normal" style:font-weight-complex="normal"/>
    </style:style>
    <style:style style:name="P32" style:family="paragraph" style:parent-style-name="Standard">
      <style:text-properties fo:font-weight="normal" officeooo:rsid="00302a89" officeooo:paragraph-rsid="00bd323f" style:font-weight-asian="normal" style:font-weight-complex="normal"/>
    </style:style>
    <style:style style:name="P33" style:family="paragraph" style:parent-style-name="Standard">
      <style:text-properties fo:font-weight="normal" officeooo:rsid="00353665" officeooo:paragraph-rsid="00353665" style:font-weight-asian="normal" style:font-weight-complex="normal"/>
    </style:style>
    <style:style style:name="P34" style:family="paragraph" style:parent-style-name="Standard">
      <style:text-properties fo:font-weight="normal" officeooo:rsid="00353665" officeooo:paragraph-rsid="01004d8b" style:font-weight-asian="normal" style:font-weight-complex="normal"/>
    </style:style>
    <style:style style:name="P35" style:family="paragraph" style:parent-style-name="Standard">
      <style:text-properties fo:font-weight="normal" officeooo:rsid="00353665" officeooo:paragraph-rsid="012efeca" style:font-weight-asian="normal" style:font-weight-complex="normal"/>
    </style:style>
    <style:style style:name="P36" style:family="paragraph" style:parent-style-name="Standard">
      <style:text-properties fo:font-weight="normal" officeooo:rsid="00390cf7" officeooo:paragraph-rsid="00390cf7" style:font-weight-asian="normal" style:font-weight-complex="normal"/>
    </style:style>
    <style:style style:name="P37" style:family="paragraph" style:parent-style-name="Standard">
      <style:text-properties fo:font-weight="normal" officeooo:rsid="003ce92e" officeooo:paragraph-rsid="003ce92e" style:font-weight-asian="normal" style:font-weight-complex="normal"/>
    </style:style>
    <style:style style:name="P38" style:family="paragraph" style:parent-style-name="Standard">
      <style:text-properties fo:font-weight="normal" officeooo:rsid="003ce92e" officeooo:paragraph-rsid="01095385" style:font-weight-asian="normal" style:font-weight-complex="normal"/>
    </style:style>
    <style:style style:name="P39" style:family="paragraph" style:parent-style-name="Standard">
      <style:text-properties fo:font-weight="normal" officeooo:rsid="003ce92e" officeooo:paragraph-rsid="014c3a68" style:font-weight-asian="normal" style:font-weight-complex="normal"/>
    </style:style>
    <style:style style:name="P40" style:family="paragraph" style:parent-style-name="Standard">
      <style:text-properties fo:font-weight="normal" officeooo:rsid="0047721c" officeooo:paragraph-rsid="0047721c" style:font-weight-asian="normal" style:font-weight-complex="normal"/>
    </style:style>
    <style:style style:name="P41" style:family="paragraph" style:parent-style-name="Standard">
      <style:text-properties fo:font-weight="normal" officeooo:rsid="00583a88" officeooo:paragraph-rsid="00583a88" style:font-weight-asian="normal" style:font-weight-complex="normal"/>
    </style:style>
    <style:style style:name="P42" style:family="paragraph" style:parent-style-name="Standard">
      <style:text-properties fo:font-weight="normal" officeooo:rsid="005964e4" officeooo:paragraph-rsid="005964e4" style:font-weight-asian="normal" style:font-weight-complex="normal"/>
    </style:style>
    <style:style style:name="P43" style:family="paragraph" style:parent-style-name="Standard">
      <style:text-properties fo:font-weight="normal" officeooo:rsid="0064c256" officeooo:paragraph-rsid="0064c256" style:font-weight-asian="normal" style:font-weight-complex="normal"/>
    </style:style>
    <style:style style:name="P44" style:family="paragraph" style:parent-style-name="Standard">
      <style:text-properties fo:font-weight="normal" officeooo:rsid="00678000" officeooo:paragraph-rsid="00678000" style:font-weight-asian="normal" style:font-weight-complex="normal"/>
    </style:style>
    <style:style style:name="P45" style:family="paragraph" style:parent-style-name="Standard">
      <style:text-properties fo:font-weight="normal" officeooo:rsid="00678000" officeooo:paragraph-rsid="00918318" style:font-weight-asian="normal" style:font-weight-complex="normal"/>
    </style:style>
    <style:style style:name="P46" style:family="paragraph" style:parent-style-name="Standard">
      <style:text-properties fo:font-weight="normal" officeooo:rsid="00797cbd" officeooo:paragraph-rsid="00797cbd" style:font-weight-asian="normal" style:font-weight-complex="normal"/>
    </style:style>
    <style:style style:name="P47" style:family="paragraph" style:parent-style-name="Standard">
      <style:text-properties fo:font-weight="normal" officeooo:rsid="007ba65c" officeooo:paragraph-rsid="007ba65c" style:font-weight-asian="normal" style:font-weight-complex="normal"/>
    </style:style>
    <style:style style:name="P48" style:family="paragraph" style:parent-style-name="Standard">
      <style:text-properties fo:font-weight="normal" officeooo:rsid="007d8618" officeooo:paragraph-rsid="007d8618" style:font-weight-asian="normal" style:font-weight-complex="normal"/>
    </style:style>
    <style:style style:name="P49" style:family="paragraph" style:parent-style-name="Standard">
      <style:text-properties fo:font-weight="normal" officeooo:rsid="007f37a1" officeooo:paragraph-rsid="007f37a1" style:font-weight-asian="normal" style:font-weight-complex="normal"/>
    </style:style>
    <style:style style:name="P50" style:family="paragraph" style:parent-style-name="Standard">
      <style:text-properties fo:font-weight="normal" officeooo:rsid="00820d3a" officeooo:paragraph-rsid="00820d3a" style:font-weight-asian="normal" style:font-weight-complex="normal"/>
    </style:style>
    <style:style style:name="P51" style:family="paragraph" style:parent-style-name="Standard">
      <style:text-properties fo:font-weight="normal" officeooo:rsid="00853707" officeooo:paragraph-rsid="00853707" style:font-weight-asian="normal" style:font-weight-complex="normal"/>
    </style:style>
    <style:style style:name="P52" style:family="paragraph" style:parent-style-name="Standard">
      <style:text-properties fo:font-weight="normal" officeooo:rsid="0086be88" officeooo:paragraph-rsid="0086be88" style:font-weight-asian="normal" style:font-weight-complex="normal"/>
    </style:style>
    <style:style style:name="P53" style:family="paragraph" style:parent-style-name="Standard">
      <style:text-properties fo:font-weight="normal" officeooo:rsid="008ccc22" officeooo:paragraph-rsid="008ccc22" style:font-weight-asian="normal" style:font-weight-complex="normal"/>
    </style:style>
    <style:style style:name="P54" style:family="paragraph" style:parent-style-name="Standard">
      <style:text-properties fo:font-weight="normal" officeooo:rsid="00951c46" officeooo:paragraph-rsid="00951c46" style:font-weight-asian="normal" style:font-weight-complex="normal"/>
    </style:style>
    <style:style style:name="P55" style:family="paragraph" style:parent-style-name="Standard">
      <style:text-properties fo:font-weight="normal" officeooo:rsid="00986ebe" officeooo:paragraph-rsid="00986ebe" style:font-weight-asian="normal" style:font-weight-complex="normal"/>
    </style:style>
    <style:style style:name="P56" style:family="paragraph" style:parent-style-name="Standard">
      <style:text-properties fo:font-weight="normal" officeooo:rsid="0098a5f6" officeooo:paragraph-rsid="0098a5f6" style:font-weight-asian="normal" style:font-weight-complex="normal"/>
    </style:style>
    <style:style style:name="P57" style:family="paragraph" style:parent-style-name="Standard">
      <style:text-properties fo:font-weight="normal" officeooo:rsid="009fa3f1" officeooo:paragraph-rsid="009fa3f1" style:font-weight-asian="normal" style:font-weight-complex="normal"/>
    </style:style>
    <style:style style:name="P58" style:family="paragraph" style:parent-style-name="Standard">
      <style:text-properties fo:font-weight="normal" officeooo:rsid="00a1b551" officeooo:paragraph-rsid="00a1b551" style:font-weight-asian="normal" style:font-weight-complex="normal"/>
    </style:style>
    <style:style style:name="P59" style:family="paragraph" style:parent-style-name="Standard">
      <style:text-properties fo:font-weight="normal" officeooo:rsid="00b9f591" officeooo:paragraph-rsid="00b9f591" style:font-weight-asian="normal" style:font-weight-complex="normal"/>
    </style:style>
    <style:style style:name="P60" style:family="paragraph" style:parent-style-name="Standard">
      <style:text-properties fo:font-weight="normal" officeooo:rsid="01004d8b" officeooo:paragraph-rsid="01004d8b" style:font-weight-asian="normal" style:font-weight-complex="normal"/>
    </style:style>
    <style:style style:name="P61" style:family="paragraph" style:parent-style-name="Standard">
      <style:text-properties fo:font-weight="normal" officeooo:rsid="014a6122" officeooo:paragraph-rsid="014a6122" style:font-weight-asian="normal" style:font-weight-complex="normal"/>
    </style:style>
    <style:style style:name="P62" style:family="paragraph" style:parent-style-name="Standard">
      <style:text-properties fo:font-weight="normal" officeooo:rsid="014f2df9" officeooo:paragraph-rsid="014f2df9" style:font-weight-asian="normal" style:font-weight-complex="normal"/>
    </style:style>
    <style:style style:name="P63" style:family="paragraph" style:parent-style-name="Standard">
      <style:paragraph-properties fo:break-before="page"/>
      <style:text-properties fo:font-weight="normal" officeooo:rsid="014f2df9" officeooo:paragraph-rsid="014f2df9" style:font-weight-asian="normal" style:font-weight-complex="normal"/>
    </style:style>
    <style:style style:name="P64" style:family="paragraph" style:parent-style-name="Standard">
      <style:text-properties fo:font-weight="normal" officeooo:rsid="0150a97e" officeooo:paragraph-rsid="0150a97e" style:font-weight-asian="normal" style:font-weight-complex="normal"/>
    </style:style>
    <style:style style:name="P65" style:family="paragraph" style:parent-style-name="Standard">
      <style:text-properties fo:font-weight="normal" officeooo:rsid="0151f966" officeooo:paragraph-rsid="0151f966" style:font-weight-asian="normal" style:font-weight-complex="normal"/>
    </style:style>
    <style:style style:name="P66" style:family="paragraph" style:parent-style-name="Standard">
      <style:paragraph-properties fo:break-before="page"/>
      <style:text-properties fo:font-weight="normal" officeooo:rsid="0151f966" officeooo:paragraph-rsid="0151f966" style:font-weight-asian="normal" style:font-weight-complex="normal"/>
    </style:style>
    <style:style style:name="P67" style:family="paragraph" style:parent-style-name="Standard">
      <style:text-properties officeooo:rsid="0045633d" officeooo:paragraph-rsid="0045633d"/>
    </style:style>
    <style:style style:name="P68" style:family="paragraph" style:parent-style-name="Standard">
      <style:text-properties officeooo:rsid="0046d90a" officeooo:paragraph-rsid="0046d90a"/>
    </style:style>
    <style:style style:name="P69" style:family="paragraph" style:parent-style-name="Standard">
      <style:text-properties fo:color="#000000" loext:opacity="100%" fo:font-weight="bold" officeooo:rsid="00302a89" officeooo:paragraph-rsid="00302a89" style:font-weight-asian="bold" style:font-weight-complex="bold"/>
    </style:style>
    <style:style style:name="P70" style:family="paragraph" style:parent-style-name="Standard">
      <style:text-properties fo:color="#000000" loext:opacity="100%" fo:font-weight="normal" officeooo:rsid="00302a89" officeooo:paragraph-rsid="00302a89" style:font-weight-asian="normal" style:font-weight-complex="normal"/>
    </style:style>
    <style:style style:name="P71" style:family="paragraph" style:parent-style-name="Standard">
      <style:text-properties officeooo:rsid="00a85373" officeooo:paragraph-rsid="00a85373"/>
    </style:style>
    <style:style style:name="P72" style:family="paragraph" style:parent-style-name="Standard">
      <style:text-properties officeooo:rsid="00a85373"/>
    </style:style>
    <style:style style:name="P73" style:family="paragraph" style:parent-style-name="Standard">
      <style:text-properties officeooo:paragraph-rsid="00a85373"/>
    </style:style>
    <style:style style:name="P74" style:family="paragraph" style:parent-style-name="Standard">
      <style:text-properties fo:font-weight="normal" officeooo:rsid="003ce92e" officeooo:paragraph-rsid="01920850" style:font-weight-asian="normal" style:font-weight-complex="normal"/>
    </style:style>
    <style:style style:name="P75" style:family="paragraph" style:parent-style-name="Standard">
      <style:paragraph-properties style:writing-mode="lr-tb"/>
      <style:text-properties fo:font-weight="normal" officeooo:rsid="003ce92e" officeooo:paragraph-rsid="003ce92e" style:font-weight-asian="normal" style:font-weight-complex="normal"/>
    </style:style>
    <style:style style:name="T1" style:family="text">
      <style:text-properties officeooo:rsid="0020b8cb"/>
    </style:style>
    <style:style style:name="T2" style:family="text">
      <style:text-properties officeooo:rsid="00218809"/>
    </style:style>
    <style:style style:name="T3" style:family="text">
      <style:text-properties officeooo:rsid="00231e01"/>
    </style:style>
    <style:style style:name="T4" style:family="text">
      <style:text-properties officeooo:rsid="002485d3"/>
    </style:style>
    <style:style style:name="T5" style:family="text">
      <style:text-properties officeooo:rsid="002500d8"/>
    </style:style>
    <style:style style:name="T6" style:family="text">
      <style:text-properties officeooo:rsid="002b9658"/>
    </style:style>
    <style:style style:name="T7" style:family="text">
      <style:text-properties officeooo:rsid="00302a89"/>
    </style:style>
    <style:style style:name="T8" style:family="text">
      <style:text-properties officeooo:rsid="0031e2ff"/>
    </style:style>
    <style:style style:name="T9" style:family="text">
      <style:text-properties officeooo:rsid="00334ff6"/>
    </style:style>
    <style:style style:name="T10" style:family="text">
      <style:text-properties officeooo:rsid="003a0ec3"/>
    </style:style>
    <style:style style:name="T11" style:family="text">
      <style:text-properties officeooo:rsid="003a8724"/>
    </style:style>
    <style:style style:name="T12" style:family="text">
      <style:text-properties officeooo:rsid="003ce92e"/>
    </style:style>
    <style:style style:name="T13" style:family="text">
      <style:text-properties officeooo:rsid="0040b352"/>
    </style:style>
    <style:style style:name="T14" style:family="text">
      <style:text-properties officeooo:rsid="0040d46c"/>
    </style:style>
    <style:style style:name="T15" style:family="text">
      <style:text-properties officeooo:rsid="004227a9"/>
    </style:style>
    <style:style style:name="T16" style:family="text">
      <style:text-properties officeooo:rsid="0042a5c6"/>
    </style:style>
    <style:style style:name="T17" style:family="text">
      <style:text-properties officeooo:rsid="00441bbd"/>
    </style:style>
    <style:style style:name="T18" style:family="text">
      <style:text-properties officeooo:rsid="0045633d"/>
    </style:style>
    <style:style style:name="T19" style:family="text">
      <style:text-properties officeooo:rsid="004a4c5f"/>
    </style:style>
    <style:style style:name="T20" style:family="text">
      <style:text-properties officeooo:rsid="004c8c3a"/>
    </style:style>
    <style:style style:name="T21" style:family="text">
      <style:text-properties officeooo:rsid="004e3272"/>
    </style:style>
    <style:style style:name="T22" style:family="text">
      <style:text-properties officeooo:rsid="005134ea"/>
    </style:style>
    <style:style style:name="T23" style:family="text">
      <style:text-properties officeooo:rsid="0053d90d"/>
    </style:style>
    <style:style style:name="T24" style:family="text">
      <style:text-properties officeooo:rsid="0055c62c"/>
    </style:style>
    <style:style style:name="T25" style:family="text">
      <style:text-properties officeooo:rsid="00564c8b"/>
    </style:style>
    <style:style style:name="T26" style:family="text">
      <style:text-properties officeooo:rsid="005cacf4"/>
    </style:style>
    <style:style style:name="T27" style:family="text">
      <style:text-properties officeooo:rsid="005eb82a"/>
    </style:style>
    <style:style style:name="T28" style:family="text">
      <style:text-properties officeooo:rsid="005ff9d0"/>
    </style:style>
    <style:style style:name="T29" style:family="text">
      <style:text-properties officeooo:rsid="00634251"/>
    </style:style>
    <style:style style:name="T30" style:family="text">
      <style:text-properties officeooo:rsid="00645f7e"/>
    </style:style>
    <style:style style:name="T31" style:family="text">
      <style:text-properties officeooo:rsid="0064c256"/>
    </style:style>
    <style:style style:name="T32" style:family="text">
      <style:text-properties officeooo:rsid="00678000"/>
    </style:style>
    <style:style style:name="T33" style:family="text">
      <style:text-properties officeooo:rsid="0067859b"/>
    </style:style>
    <style:style style:name="T34" style:family="text">
      <style:text-properties officeooo:rsid="0068b99b"/>
    </style:style>
    <style:style style:name="T35" style:family="text">
      <style:text-properties officeooo:rsid="00694d5f"/>
    </style:style>
    <style:style style:name="T36" style:family="text">
      <style:text-properties officeooo:rsid="006abd1d"/>
    </style:style>
    <style:style style:name="T37" style:family="text">
      <style:text-properties officeooo:rsid="006b0cef"/>
    </style:style>
    <style:style style:name="T38" style:family="text">
      <style:text-properties officeooo:rsid="006dbfaf"/>
    </style:style>
    <style:style style:name="T39" style:family="text">
      <style:text-properties officeooo:rsid="006f4155"/>
    </style:style>
    <style:style style:name="T40" style:family="text">
      <style:text-properties officeooo:rsid="006fc8b2"/>
    </style:style>
    <style:style style:name="T41" style:family="text">
      <style:text-properties officeooo:rsid="0070c533"/>
    </style:style>
    <style:style style:name="T42" style:family="text">
      <style:text-properties officeooo:rsid="00713eb0"/>
    </style:style>
    <style:style style:name="T43" style:family="text">
      <style:text-properties officeooo:rsid="0071b285"/>
    </style:style>
    <style:style style:name="T44" style:family="text">
      <style:text-properties officeooo:rsid="0071bfc8"/>
    </style:style>
    <style:style style:name="T45" style:family="text">
      <style:text-properties officeooo:rsid="0073bee8"/>
    </style:style>
    <style:style style:name="T46" style:family="text">
      <style:text-properties officeooo:rsid="00742a5f"/>
    </style:style>
    <style:style style:name="T47" style:family="text">
      <style:text-properties officeooo:rsid="0079544b"/>
    </style:style>
    <style:style style:name="T48" style:family="text">
      <style:text-properties officeooo:rsid="007a8d7d"/>
    </style:style>
    <style:style style:name="T49" style:family="text">
      <style:text-properties officeooo:rsid="007ba65c"/>
    </style:style>
    <style:style style:name="T50" style:family="text">
      <style:text-properties officeooo:rsid="007d8618"/>
    </style:style>
    <style:style style:name="T51" style:family="text">
      <style:text-properties officeooo:rsid="007f37a1"/>
    </style:style>
    <style:style style:name="T52" style:family="text">
      <style:text-properties officeooo:rsid="00809075"/>
    </style:style>
    <style:style style:name="T53" style:family="text">
      <style:text-properties officeooo:rsid="00820d3a"/>
    </style:style>
    <style:style style:name="T54" style:family="text">
      <style:text-properties officeooo:rsid="0029aa34"/>
    </style:style>
    <style:style style:name="T55" style:family="text">
      <style:text-properties officeooo:rsid="0082717c"/>
    </style:style>
    <style:style style:name="T56" style:family="text">
      <style:text-properties officeooo:rsid="00833d40"/>
    </style:style>
    <style:style style:name="T57" style:family="text">
      <style:text-properties officeooo:rsid="0085229f"/>
    </style:style>
    <style:style style:name="T58" style:family="text">
      <style:text-properties officeooo:rsid="00853707"/>
    </style:style>
    <style:style style:name="T59" style:family="text">
      <style:text-properties officeooo:rsid="0086be88"/>
    </style:style>
    <style:style style:name="T60" style:family="text">
      <style:text-properties officeooo:rsid="0087dfe3"/>
    </style:style>
    <style:style style:name="T61" style:family="text">
      <style:text-properties officeooo:rsid="0088e9ce"/>
    </style:style>
    <style:style style:name="T62" style:family="text">
      <style:text-properties officeooo:rsid="0089d1cb"/>
    </style:style>
    <style:style style:name="T63" style:family="text">
      <style:text-properties officeooo:rsid="008b88b4"/>
    </style:style>
    <style:style style:name="T64" style:family="text">
      <style:text-properties officeooo:rsid="008ccc22"/>
    </style:style>
    <style:style style:name="T65" style:family="text">
      <style:text-properties officeooo:rsid="008ddc9e"/>
    </style:style>
    <style:style style:name="T66" style:family="text">
      <style:text-properties officeooo:rsid="00918318"/>
    </style:style>
    <style:style style:name="T67" style:family="text">
      <style:text-properties officeooo:rsid="0092d4b2"/>
    </style:style>
    <style:style style:name="T68" style:family="text">
      <style:text-properties officeooo:rsid="00951c46"/>
    </style:style>
    <style:style style:name="T69" style:family="text">
      <style:text-properties officeooo:rsid="00962126"/>
    </style:style>
    <style:style style:name="T70" style:family="text">
      <style:text-properties officeooo:rsid="00969e11"/>
    </style:style>
    <style:style style:name="T71" style:family="text">
      <style:text-properties fo:color="#000000" loext:opacity="100%"/>
    </style:style>
    <style:style style:name="T72" style:family="text">
      <style:text-properties fo:color="#000000" loext:opacity="100%" officeooo:rsid="00969e11"/>
    </style:style>
    <style:style style:name="T73" style:family="text">
      <style:text-properties fo:color="#000000" loext:opacity="100%" officeooo:rsid="009fa3f1"/>
    </style:style>
    <style:style style:name="T74" style:family="text">
      <style:text-properties officeooo:rsid="00986ebe"/>
    </style:style>
    <style:style style:name="T75" style:family="text">
      <style:text-properties officeooo:rsid="0098a5f6"/>
    </style:style>
    <style:style style:name="T76" style:family="text">
      <style:text-properties officeooo:rsid="009b532d"/>
    </style:style>
    <style:style style:name="T77" style:family="text">
      <style:text-properties officeooo:rsid="009b56a5"/>
    </style:style>
    <style:style style:name="T78" style:family="text">
      <style:text-properties officeooo:rsid="009d3e2b"/>
    </style:style>
    <style:style style:name="T79" style:family="text">
      <style:text-properties officeooo:rsid="009e2b4e"/>
    </style:style>
    <style:style style:name="T80" style:family="text">
      <style:text-properties officeooo:rsid="009fa3f1"/>
    </style:style>
    <style:style style:name="T81" style:family="text">
      <style:text-properties officeooo:rsid="009fd337"/>
    </style:style>
    <style:style style:name="T82" style:family="text">
      <style:text-properties officeooo:rsid="00a1b551"/>
    </style:style>
    <style:style style:name="T83" style:family="text">
      <style:text-properties officeooo:rsid="00a68f65"/>
    </style:style>
    <style:style style:name="T84" style:family="text">
      <style:text-properties officeooo:rsid="00a85373"/>
    </style:style>
    <style:style style:name="T85" style:family="text">
      <style:text-properties officeooo:rsid="00aa1a4a"/>
    </style:style>
    <style:style style:name="T86" style:family="text">
      <style:text-properties officeooo:rsid="00ab9fc0"/>
    </style:style>
    <style:style style:name="T87" style:family="text">
      <style:text-properties officeooo:rsid="00ac892f"/>
    </style:style>
    <style:style style:name="T88" style:family="text">
      <style:text-properties officeooo:rsid="00ad031a"/>
    </style:style>
    <style:style style:name="T89" style:family="text">
      <style:text-properties officeooo:rsid="00b0f50d"/>
    </style:style>
    <style:style style:name="T90" style:family="text">
      <style:text-properties officeooo:rsid="00b2fba4"/>
    </style:style>
    <style:style style:name="T91" style:family="text">
      <style:text-properties officeooo:rsid="00b3f521"/>
    </style:style>
    <style:style style:name="T92" style:family="text">
      <style:text-properties officeooo:rsid="00b4fa2e"/>
    </style:style>
    <style:style style:name="T93" style:family="text">
      <style:text-properties officeooo:rsid="00b69bd8"/>
    </style:style>
    <style:style style:name="T94" style:family="text">
      <style:text-properties officeooo:rsid="00b82543"/>
    </style:style>
    <style:style style:name="T95" style:family="text">
      <style:text-properties officeooo:rsid="00b9f591"/>
    </style:style>
    <style:style style:name="T96" style:family="text">
      <style:text-properties officeooo:rsid="00bb3f0f"/>
    </style:style>
    <style:style style:name="T97" style:family="text">
      <style:text-properties officeooo:rsid="00bcc2e0"/>
    </style:style>
    <style:style style:name="T98" style:family="text">
      <style:text-properties officeooo:rsid="00bd323f"/>
    </style:style>
    <style:style style:name="T99" style:family="text">
      <style:text-properties officeooo:rsid="00bedb7e"/>
    </style:style>
    <style:style style:name="T100" style:family="text">
      <style:text-properties officeooo:rsid="00c259f8"/>
    </style:style>
    <style:style style:name="T101" style:family="text">
      <style:text-properties officeooo:rsid="00c41893"/>
    </style:style>
    <style:style style:name="T102" style:family="text">
      <style:text-properties officeooo:rsid="00c5f25d"/>
    </style:style>
    <style:style style:name="T103" style:family="text">
      <style:text-properties officeooo:rsid="00c6062f"/>
    </style:style>
    <style:style style:name="T104" style:family="text">
      <style:text-properties officeooo:rsid="00c7df13"/>
    </style:style>
    <style:style style:name="T105" style:family="text">
      <style:text-properties officeooo:rsid="00c8955a"/>
    </style:style>
    <style:style style:name="T106" style:family="text">
      <style:text-properties officeooo:rsid="00c8cb77"/>
    </style:style>
    <style:style style:name="T107" style:family="text">
      <style:text-properties officeooo:rsid="00c942b9"/>
    </style:style>
    <style:style style:name="T108" style:family="text">
      <style:text-properties officeooo:rsid="00ca652e"/>
    </style:style>
    <style:style style:name="T109" style:family="text">
      <style:text-properties officeooo:rsid="00cbbbb9"/>
    </style:style>
    <style:style style:name="T110" style:family="text">
      <style:text-properties officeooo:rsid="00cc6d0c"/>
    </style:style>
    <style:style style:name="T111" style:family="text">
      <style:text-properties officeooo:rsid="00ccc462"/>
    </style:style>
    <style:style style:name="T112" style:family="text">
      <style:text-properties officeooo:rsid="00ceeffd"/>
    </style:style>
    <style:style style:name="T113" style:family="text">
      <style:text-properties officeooo:rsid="00d0d9c7"/>
    </style:style>
    <style:style style:name="T114" style:family="text">
      <style:text-properties officeooo:rsid="00d27652"/>
    </style:style>
    <style:style style:name="T115" style:family="text">
      <style:text-properties officeooo:rsid="00d434dd"/>
    </style:style>
    <style:style style:name="T116" style:family="text">
      <style:text-properties officeooo:rsid="00d5b09e"/>
    </style:style>
    <style:style style:name="T117" style:family="text">
      <style:text-properties officeooo:rsid="00d6c5f2"/>
    </style:style>
    <style:style style:name="T118" style:family="text">
      <style:text-properties officeooo:rsid="00d8450d"/>
    </style:style>
    <style:style style:name="T119" style:family="text">
      <style:text-properties officeooo:rsid="00d9187c"/>
    </style:style>
    <style:style style:name="T120" style:family="text">
      <style:text-properties officeooo:rsid="00d997c0"/>
    </style:style>
    <style:style style:name="T121" style:family="text">
      <style:text-properties officeooo:rsid="00da614f"/>
    </style:style>
    <style:style style:name="T122" style:family="text">
      <style:text-properties officeooo:rsid="00db1487"/>
    </style:style>
    <style:style style:name="T123" style:family="text">
      <style:text-properties officeooo:rsid="00dba3d9"/>
    </style:style>
    <style:style style:name="T124" style:family="text">
      <style:text-properties officeooo:rsid="00dcd00a"/>
    </style:style>
    <style:style style:name="T125" style:family="text">
      <style:text-properties officeooo:rsid="00dcef69"/>
    </style:style>
    <style:style style:name="T126" style:family="text">
      <style:text-properties officeooo:rsid="00ddffc6"/>
    </style:style>
    <style:style style:name="T127" style:family="text">
      <style:text-properties officeooo:rsid="00dee384"/>
    </style:style>
    <style:style style:name="T128" style:family="text">
      <style:text-properties officeooo:rsid="00e0bbf7"/>
    </style:style>
    <style:style style:name="T129" style:family="text">
      <style:text-properties officeooo:rsid="00e26051"/>
    </style:style>
    <style:style style:name="T130" style:family="text">
      <style:text-properties officeooo:rsid="00e3c3a1"/>
    </style:style>
    <style:style style:name="T131" style:family="text">
      <style:text-properties officeooo:rsid="00e49b2a"/>
    </style:style>
    <style:style style:name="T132" style:family="text">
      <style:text-properties officeooo:rsid="00e5d414"/>
    </style:style>
    <style:style style:name="T133" style:family="text">
      <style:text-properties officeooo:rsid="00e8edbc"/>
    </style:style>
    <style:style style:name="T134" style:family="text">
      <style:text-properties officeooo:rsid="00eae04d"/>
    </style:style>
    <style:style style:name="T135" style:family="text">
      <style:text-properties officeooo:rsid="00ec81ac"/>
    </style:style>
    <style:style style:name="T136" style:family="text">
      <style:text-properties officeooo:rsid="00ee7c53"/>
    </style:style>
    <style:style style:name="T137" style:family="text">
      <style:text-properties officeooo:rsid="00f0559d"/>
    </style:style>
    <style:style style:name="T138" style:family="text">
      <style:text-properties officeooo:rsid="00f1c1ee"/>
    </style:style>
    <style:style style:name="T139" style:family="text">
      <style:text-properties officeooo:rsid="00f1feff"/>
    </style:style>
    <style:style style:name="T140" style:family="text">
      <style:text-properties officeooo:rsid="00f57326"/>
    </style:style>
    <style:style style:name="T141" style:family="text">
      <style:text-properties officeooo:rsid="00f6b36c"/>
    </style:style>
    <style:style style:name="T142" style:family="text">
      <style:text-properties officeooo:rsid="00f82cf7"/>
    </style:style>
    <style:style style:name="T143" style:family="text">
      <style:text-properties officeooo:rsid="00fa8179"/>
    </style:style>
    <style:style style:name="T144" style:family="text">
      <style:text-properties officeooo:rsid="00fc0562"/>
    </style:style>
    <style:style style:name="T145" style:family="text">
      <style:text-properties officeooo:rsid="00fdc85c"/>
    </style:style>
    <style:style style:name="T146" style:family="text">
      <style:text-properties officeooo:rsid="00fdd315"/>
    </style:style>
    <style:style style:name="T147" style:family="text">
      <style:text-properties officeooo:rsid="00ffb0fb"/>
    </style:style>
    <style:style style:name="T148" style:family="text">
      <style:text-properties officeooo:rsid="01004d8b"/>
    </style:style>
    <style:style style:name="T149" style:family="text">
      <style:text-properties officeooo:rsid="01015756"/>
    </style:style>
    <style:style style:name="T150" style:family="text">
      <style:text-properties officeooo:rsid="010214e6"/>
    </style:style>
    <style:style style:name="T151" style:family="text">
      <style:text-properties officeooo:rsid="01062507"/>
    </style:style>
    <style:style style:name="T152" style:family="text">
      <style:text-properties officeooo:rsid="01078162"/>
    </style:style>
    <style:style style:name="T153" style:family="text">
      <style:text-properties officeooo:rsid="01094329"/>
    </style:style>
    <style:style style:name="T154" style:family="text">
      <style:text-properties officeooo:rsid="01095385"/>
    </style:style>
    <style:style style:name="T155" style:family="text">
      <style:text-properties officeooo:rsid="010a8141"/>
    </style:style>
    <style:style style:name="T156" style:family="text">
      <style:text-properties officeooo:rsid="010bbd27"/>
    </style:style>
    <style:style style:name="T157" style:family="text">
      <style:text-properties officeooo:rsid="010d5eeb"/>
    </style:style>
    <style:style style:name="T158" style:family="text">
      <style:text-properties officeooo:rsid="010df47a"/>
    </style:style>
    <style:style style:name="T159" style:family="text">
      <style:text-properties officeooo:rsid="010e3cfd"/>
    </style:style>
    <style:style style:name="T160" style:family="text">
      <style:text-properties officeooo:rsid="010eedfb"/>
    </style:style>
    <style:style style:name="T161" style:family="text">
      <style:text-properties officeooo:rsid="010f05fc"/>
    </style:style>
    <style:style style:name="T162" style:family="text">
      <style:text-properties officeooo:rsid="0113714f"/>
    </style:style>
    <style:style style:name="T163" style:family="text">
      <style:text-properties officeooo:rsid="011517e9"/>
    </style:style>
    <style:style style:name="T164" style:family="text">
      <style:text-properties officeooo:rsid="0115f805"/>
    </style:style>
    <style:style style:name="T165" style:family="text">
      <style:text-properties officeooo:rsid="0116a707"/>
    </style:style>
    <style:style style:name="T166" style:family="text">
      <style:text-properties officeooo:rsid="0116de2f"/>
    </style:style>
    <style:style style:name="T167" style:family="text">
      <style:text-properties officeooo:rsid="0117fa93"/>
    </style:style>
    <style:style style:name="T168" style:family="text">
      <style:text-properties officeooo:rsid="011a2772"/>
    </style:style>
    <style:style style:name="T169" style:family="text">
      <style:text-properties officeooo:rsid="011b7ee8"/>
    </style:style>
    <style:style style:name="T170" style:family="text">
      <style:text-properties officeooo:rsid="011d297d"/>
    </style:style>
    <style:style style:name="T171" style:family="text">
      <style:text-properties officeooo:rsid="011e3a3b"/>
    </style:style>
    <style:style style:name="T172" style:family="text">
      <style:text-properties officeooo:rsid="0120857d"/>
    </style:style>
    <style:style style:name="T173" style:family="text">
      <style:text-properties officeooo:rsid="01237c6d"/>
    </style:style>
    <style:style style:name="T174" style:family="text">
      <style:text-properties officeooo:rsid="0123fe87"/>
    </style:style>
    <style:style style:name="T175" style:family="text">
      <style:text-properties officeooo:rsid="012661d8"/>
    </style:style>
    <style:style style:name="T176" style:family="text">
      <style:text-properties officeooo:rsid="01268495"/>
    </style:style>
    <style:style style:name="T177" style:family="text">
      <style:text-properties officeooo:rsid="012793fc"/>
    </style:style>
    <style:style style:name="T178" style:family="text">
      <style:text-properties officeooo:rsid="012794b1"/>
    </style:style>
    <style:style style:name="T179" style:family="text">
      <style:text-properties officeooo:rsid="0128fcd7"/>
    </style:style>
    <style:style style:name="T180" style:family="text">
      <style:text-properties officeooo:rsid="012a44c8"/>
    </style:style>
    <style:style style:name="T181" style:family="text">
      <style:text-properties officeooo:rsid="012af855"/>
    </style:style>
    <style:style style:name="T182" style:family="text">
      <style:text-properties officeooo:rsid="012c969c"/>
    </style:style>
    <style:style style:name="T183" style:family="text">
      <style:text-properties officeooo:rsid="012e14d9"/>
    </style:style>
    <style:style style:name="T184" style:family="text">
      <style:text-properties officeooo:rsid="012efeca"/>
    </style:style>
    <style:style style:name="T185" style:family="text">
      <style:text-properties officeooo:rsid="012fa843"/>
    </style:style>
    <style:style style:name="T186" style:family="text">
      <style:text-properties officeooo:rsid="01314998"/>
    </style:style>
    <style:style style:name="T187" style:family="text">
      <style:text-properties officeooo:rsid="01323cad"/>
    </style:style>
    <style:style style:name="T188" style:family="text">
      <style:text-properties officeooo:rsid="013255d7"/>
    </style:style>
    <style:style style:name="T189" style:family="text">
      <style:text-properties officeooo:rsid="0133e47f"/>
    </style:style>
    <style:style style:name="T190" style:family="text">
      <style:text-properties officeooo:rsid="0135ef24"/>
    </style:style>
    <style:style style:name="T191" style:family="text">
      <style:text-properties officeooo:rsid="01366bd9"/>
    </style:style>
    <style:style style:name="T192" style:family="text">
      <style:text-properties officeooo:rsid="013719f1"/>
    </style:style>
    <style:style style:name="T193" style:family="text">
      <style:text-properties officeooo:rsid="01371c8b"/>
    </style:style>
    <style:style style:name="T194" style:family="text">
      <style:text-properties officeooo:rsid="0137368c"/>
    </style:style>
    <style:style style:name="T195" style:family="text">
      <style:text-properties officeooo:rsid="01389aae"/>
    </style:style>
    <style:style style:name="T196" style:family="text">
      <style:text-properties officeooo:rsid="0138bef6"/>
    </style:style>
    <style:style style:name="T197" style:family="text">
      <style:text-properties officeooo:rsid="0138e879"/>
    </style:style>
    <style:style style:name="T198" style:family="text">
      <style:text-properties officeooo:rsid="01392b3a"/>
    </style:style>
    <style:style style:name="T199" style:family="text">
      <style:text-properties officeooo:rsid="013a3a3f"/>
    </style:style>
    <style:style style:name="T200" style:family="text">
      <style:text-properties officeooo:rsid="013ada75"/>
    </style:style>
    <style:style style:name="T201" style:family="text">
      <style:text-properties officeooo:rsid="013b07b9"/>
    </style:style>
    <style:style style:name="T202" style:family="text">
      <style:text-properties officeooo:rsid="013b8020"/>
    </style:style>
    <style:style style:name="T203" style:family="text">
      <style:text-properties officeooo:rsid="013cb5a4"/>
    </style:style>
    <style:style style:name="T204" style:family="text">
      <style:text-properties officeooo:rsid="013d91e4"/>
    </style:style>
    <style:style style:name="T205" style:family="text">
      <style:text-properties officeooo:rsid="013e7868"/>
    </style:style>
    <style:style style:name="T206" style:family="text">
      <style:text-properties officeooo:rsid="013e9b50"/>
    </style:style>
    <style:style style:name="T207" style:family="text">
      <style:text-properties officeooo:rsid="013ecfd4"/>
    </style:style>
    <style:style style:name="T208" style:family="text">
      <style:text-properties officeooo:rsid="01409848"/>
    </style:style>
    <style:style style:name="T209" style:family="text">
      <style:text-properties officeooo:rsid="01411c2e"/>
    </style:style>
    <style:style style:name="T210" style:family="text">
      <style:text-properties officeooo:rsid="014300d8"/>
    </style:style>
    <style:style style:name="T211" style:family="text">
      <style:text-properties officeooo:rsid="014308ed"/>
    </style:style>
    <style:style style:name="T212" style:family="text">
      <style:text-properties officeooo:rsid="01449abc"/>
    </style:style>
    <style:style style:name="T213" style:family="text">
      <style:text-properties officeooo:rsid="0144e4f3"/>
    </style:style>
    <style:style style:name="T214" style:family="text">
      <style:text-properties officeooo:rsid="01468bfb"/>
    </style:style>
    <style:style style:name="T215" style:family="text">
      <style:text-properties officeooo:rsid="0147dc6c"/>
    </style:style>
    <style:style style:name="T216" style:family="text">
      <style:text-properties officeooo:rsid="014926ec"/>
    </style:style>
    <style:style style:name="T217" style:family="text">
      <style:text-properties officeooo:rsid="014c3a68"/>
    </style:style>
    <style:style style:name="T218" style:family="text">
      <style:text-properties officeooo:rsid="014d7a1e"/>
    </style:style>
    <style:style style:name="T219" style:family="text">
      <style:text-properties officeooo:rsid="01505abe"/>
    </style:style>
    <style:style style:name="T220" style:family="text">
      <style:text-properties officeooo:rsid="0150a97e"/>
    </style:style>
    <style:style style:name="T221" style:family="text">
      <style:text-properties officeooo:rsid="0151f966"/>
    </style:style>
    <style:style style:name="T222" style:family="text">
      <style:text-properties officeooo:rsid="01559a94"/>
    </style:style>
    <style:style style:name="T223" style:family="text">
      <style:text-properties officeooo:rsid="0155cb4d"/>
    </style:style>
    <style:style style:name="T224" style:family="text">
      <style:text-properties officeooo:rsid="015747af"/>
    </style:style>
    <style:style style:name="T225" style:family="text">
      <style:text-properties officeooo:rsid="015905eb"/>
    </style:style>
    <style:style style:name="T226" style:family="text">
      <style:text-properties officeooo:rsid="0159a7f0"/>
    </style:style>
    <style:style style:name="T227" style:family="text">
      <style:text-properties officeooo:rsid="015b8930"/>
    </style:style>
    <style:style style:name="T228" style:family="text">
      <style:text-properties officeooo:rsid="015bab23"/>
    </style:style>
    <style:style style:name="T229" style:family="text">
      <style:text-properties officeooo:rsid="015d5933"/>
    </style:style>
    <style:style style:name="T230" style:family="text">
      <style:text-properties officeooo:rsid="015e22c4"/>
    </style:style>
    <style:style style:name="T231" style:family="text">
      <style:text-properties officeooo:rsid="015f0a31"/>
    </style:style>
    <style:style style:name="T232" style:family="text">
      <style:text-properties officeooo:rsid="0160cd0d"/>
    </style:style>
    <style:style style:name="T233" style:family="text">
      <style:text-properties officeooo:rsid="0161889f"/>
    </style:style>
    <style:style style:name="T234" style:family="text">
      <style:text-properties officeooo:rsid="01631c69"/>
    </style:style>
    <style:style style:name="T235" style:family="text">
      <style:text-properties officeooo:rsid="0164bd1d"/>
    </style:style>
    <style:style style:name="T236" style:family="text">
      <style:text-properties officeooo:rsid="0164ccc0"/>
    </style:style>
    <style:style style:name="T237" style:family="text">
      <style:text-properties officeooo:rsid="01657521"/>
    </style:style>
    <style:style style:name="T238" style:family="text">
      <style:text-properties officeooo:rsid="0166ad80"/>
    </style:style>
    <style:style style:name="T239" style:family="text">
      <style:text-properties officeooo:rsid="01688bcc"/>
    </style:style>
    <style:style style:name="T240" style:family="text">
      <style:text-properties officeooo:rsid="01699507"/>
    </style:style>
    <style:style style:name="T241" style:family="text">
      <style:text-properties officeooo:rsid="01699974"/>
    </style:style>
    <style:style style:name="T242" style:family="text">
      <style:text-properties officeooo:rsid="016a22db"/>
    </style:style>
    <style:style style:name="T243" style:family="text">
      <style:text-properties officeooo:rsid="016c4cd9"/>
    </style:style>
    <style:style style:name="T244" style:family="text">
      <style:text-properties officeooo:rsid="016ce729"/>
    </style:style>
    <style:style style:name="T245" style:family="text">
      <style:text-properties officeooo:rsid="016e9cc9"/>
    </style:style>
    <style:style style:name="T246" style:family="text">
      <style:text-properties officeooo:rsid="016eb8b2"/>
    </style:style>
    <style:style style:name="T247" style:family="text">
      <style:text-properties officeooo:rsid="016f8222"/>
    </style:style>
    <style:style style:name="T248" style:family="text">
      <style:text-properties officeooo:rsid="017028e0"/>
    </style:style>
    <style:style style:name="T249" style:family="text">
      <style:text-properties officeooo:rsid="0171afe1"/>
    </style:style>
    <style:style style:name="T250" style:family="text">
      <style:text-properties officeooo:rsid="01725330"/>
    </style:style>
    <style:style style:name="T251" style:family="text">
      <style:text-properties officeooo:rsid="0172937d"/>
    </style:style>
    <style:style style:name="T252" style:family="text">
      <style:text-properties officeooo:rsid="0172b5aa"/>
    </style:style>
    <style:style style:name="T253" style:family="text">
      <style:text-properties officeooo:rsid="01733bea"/>
    </style:style>
    <style:style style:name="T254" style:family="text">
      <style:text-properties officeooo:rsid="0174579e"/>
    </style:style>
    <style:style style:name="T255" style:family="text">
      <style:text-properties officeooo:rsid="0174cac8"/>
    </style:style>
    <style:style style:name="T256" style:family="text">
      <style:text-properties officeooo:rsid="0176640e"/>
    </style:style>
    <style:style style:name="T257" style:family="text">
      <style:text-properties officeooo:rsid="01778a30"/>
    </style:style>
    <style:style style:name="T258" style:family="text">
      <style:text-properties officeooo:rsid="01788e00"/>
    </style:style>
    <style:style style:name="T259" style:family="text">
      <style:text-properties officeooo:rsid="0179df41"/>
    </style:style>
    <style:style style:name="T260" style:family="text">
      <style:text-properties officeooo:rsid="017bd0bc"/>
    </style:style>
    <style:style style:name="T261" style:family="text">
      <style:text-properties officeooo:rsid="017e6943"/>
    </style:style>
    <style:style style:name="T262" style:family="text">
      <style:text-properties officeooo:rsid="017f9570"/>
    </style:style>
    <style:style style:name="T263" style:family="text">
      <style:text-properties officeooo:rsid="018084e9"/>
    </style:style>
    <style:style style:name="T264" style:family="text">
      <style:text-properties officeooo:rsid="01812606"/>
    </style:style>
    <style:style style:name="T265" style:family="text">
      <style:text-properties officeooo:rsid="01825ae6"/>
    </style:style>
    <style:style style:name="T266" style:family="text">
      <style:text-properties officeooo:rsid="018451bd"/>
    </style:style>
    <style:style style:name="T267" style:family="text">
      <style:text-properties officeooo:rsid="01856b6c"/>
    </style:style>
    <style:style style:name="T268" style:family="text">
      <style:text-properties officeooo:rsid="0186d5ed"/>
    </style:style>
    <style:style style:name="T269" style:family="text">
      <style:text-properties officeooo:rsid="0187b82f"/>
    </style:style>
    <style:style style:name="T270" style:family="text">
      <style:text-properties officeooo:rsid="018887ac"/>
    </style:style>
    <style:style style:name="T271" style:family="text">
      <style:text-properties officeooo:rsid="0188f6af"/>
    </style:style>
    <style:style style:name="T272" style:family="text">
      <style:text-properties officeooo:rsid="018ad241"/>
    </style:style>
    <style:style style:name="T273" style:family="text">
      <style:text-properties officeooo:rsid="018d5c4f"/>
    </style:style>
    <style:style style:name="T274" style:family="text">
      <style:text-properties officeooo:rsid="018e087a"/>
    </style:style>
    <style:style style:name="T275" style:family="text">
      <style:text-properties officeooo:rsid="018f2ce2"/>
    </style:style>
    <style:style style:name="T276" style:family="text">
      <style:text-properties officeooo:rsid="0190c855"/>
    </style:style>
    <style:style style:name="T277" style:family="text">
      <style:text-properties officeooo:rsid="01912149"/>
    </style:style>
    <style:style style:name="T278" style:family="text">
      <style:text-properties officeooo:rsid="019afb8a"/>
    </style:style>
    <style:style style:name="T279" style:family="text">
      <style:text-properties officeooo:rsid="019b0ff0"/>
    </style:style>
    <style:style style:name="T280" style:family="text">
      <style:text-properties officeooo:rsid="019b45dc"/>
    </style:style>
    <style:style style:name="T281" style:family="text">
      <style:text-properties officeooo:rsid="019ce2e5"/>
    </style:style>
    <style:style style:name="T282" style:family="text">
      <style:text-properties officeooo:rsid="019cfd52"/>
    </style:style>
    <style:style style:name="T283" style:family="text">
      <style:text-properties officeooo:rsid="019e7671"/>
    </style:style>
    <style:style style:name="T284" style:family="text">
      <style:text-properties officeooo:rsid="019fbf65"/>
    </style:style>
    <style:style style:name="T285" style:family="text">
      <style:text-properties officeooo:rsid="01a0bbf0"/>
    </style:style>
    <style:style style:name="T286" style:family="text">
      <style:text-properties officeooo:rsid="01a22c0a"/>
    </style:style>
    <style:style style:name="T287" style:family="text">
      <style:text-properties officeooo:rsid="01a4bb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CTION 1: INTRO</text:p>
      <text:p text:style-name="P14">1. Course introduction</text:p>
      <text:p text:style-name="P14"/>
      <text:p text:style-name="P14"/>
      <text:p text:style-name="P14"/>
      <text:p text:style-name="P14"/>
      <text:p text:style-name="P14"/>
      <text:p text:style-name="P14"/>
      <text:p text:style-name="P14"/>
      <text:p text:style-name="P14"/>
      <text:p text:style-name="P14"/>
      <text:p text:style-name="P14">SECTION 2: Eksplor kreativitas</text:p>
      <text:p text:style-name="P6">1. apa itu kreativitas?</text:p>
      <text:p text:style-name="Standard"/>
      <text:p text:style-name="Standard">Selamat datang di bagian pertama dalam kursus ini di mana saya akan menjelaskan kepada Anda apa itu kreativitas dan bagaimana Anda bisa menjadi orang yang kreatif?</text:p>
      <text:p text:style-name="Standard"/>
      <text:p text:style-name="Standard"><text:span text:style-name="T83">Kita akan memulai dengan pemahaman</text:span> tentang apa itu kreativitas. <text:span text:style-name="T83">Kita juga akan membahas</text:span> beberapa mitos umum di balik kreativitas sehingga siapa pun dapat berpikir bagaimana menjadi <text:span text:style-name="T257">seorang yang</text:span> kreatif.</text:p>
      <text:p text:style-name="Standard"/>
      <text:p text:style-name="P2">Anda <text:span text:style-name="T83">tentunya</text:span> mengenal wajah-wajah <text:span text:style-name="T258">berikut</text:span> ini</text:p>
      <text:p text:style-name="Standard"/>
      <text:p text:style-name="Standard">Steve Jobs, salah satu pendiri Apple.</text:p>
      <text:p text:style-name="Standard"/>
      <text:p text:style-name="Standard">Kemungkinan Anda menonton <text:span text:style-name="T222">video ini</text:span> dari salah satu perangkat yang <text:span text:style-name="T223">diciptakan</text:span> olehnya.</text:p>
      <text:p text:style-name="Standard"/>
      <text:p text:style-name="Standard">Siapa ini?</text:p>
      <text:p text:style-name="Standard"/>
      <text:p text:style-name="Standard">Mr. Zuckerberg, <text:span text:style-name="T1">pendiri facebook,</text:span> <text:span text:style-name="T259">seorang </text:span>miliarder termuda.</text:p>
      <text:p text:style-name="Standard"/>
      <text:p text:style-name="Standard"><text:span text:style-name="T1">Siapa i</text:span>ni? <text:span text:style-name="T1">Ini adalah</text:span> foto Profesor Muhammad Yunus, <text:span text:style-name="T260">seorang </text:span>pendiri Grameen Bank <text:span text:style-name="T84">dan </text:span><text:span text:style-name="T224">beliau adalah </text:span><text:span text:style-name="T84">seorang peraih nobel</text:span>.</text:p>
      <text:p text:style-name="Standard"/>
      <text:p text:style-name="Standard">Tidak hanya mengubah sistem perbankan, tetapi dia juga memainkan peran penting dalam pengentasan kemiskinan dari banyak negara di dunia.</text:p>
      <text:p text:style-name="Standard"/>
      <text:p text:style-name="P71">Sebelum saya melanjutkan dengan definisi kreativitas, <text:span text:style-name="T261">saya akan </text:span>menjelaskan kepada Anda mengapa <text:span text:style-name="T262">saya </text:span>menunjukkan ketiga foto visioner hebat <text:span text:style-name="T263">tadi</text:span>.</text:p>
      <text:p text:style-name="P73"/>
      <text:p text:style-name="P73"><text:span text:style-name="T84">M</text:span>ereka semua telah menciptakan sesuatu yang baru yang berguna dan sesuatu yang memiliki nilai-nilai yang melekat <text:span text:style-name="T2">didalamnya</text:span>.</text:p>
      <text:p text:style-name="Standard"/>
      <text:p text:style-name="P3"><text:span text:style-name="T84">D</text:span>apat kita s<text:span text:style-name="T84">epakati</text:span> bahwa mereka adalah tolak ukur <text:span text:style-name="T264">dari </text:span>kreativitas yang ideal.</text:p>
      <text:p text:style-name="P1"/>
      <text:p text:style-name="Standard">Steve Jobs mendirikan Apple dari sebuah garasi yang <text:span text:style-name="T2">kemudian</text:span> merevolusi industri komputer, <text:span text:style-name="T2">merambah ke </text:span><text:span text:style-name="T225">apple </text:span>musik <text:span text:style-name="T2">kemudian </text:span>smartphone, dan <text:span text:style-name="T85">lainnya.</text:span></text:p>
      <text:p text:style-name="Standard"/>
      <text:p text:style-name="Standard"><text:soft-page-break/>Mark Zuckerberg ikut mendirikan Facebook, yang <text:span text:style-name="T85">mana </text:span>menghubungkan lebih dari setengah populasi dunia, dan</text:p>
      <text:p text:style-name="Standard"/>
      <text:p text:style-name="Standard">Profesor Yunus mendirikan Grameen Bank, yang telah merevolusi perbankan, terutama bagi masyarakat miskin.</text:p>
      <text:p text:style-name="Standard"/>
      <text:p text:style-name="Standard">Jadi titik awal untuk <text:span text:style-name="T3">rangkaian kreativitas</text:span> bertumpu pada tiga aspek: berguna, yaitu sesuatu yang akan bermanfaat bagi orang lain. Baru, yaitu pemikiran out-of-the-box yang dapat menghasilkan sesuatu yang memiliki derajat kebaruan.</text:p>
      <text:p text:style-name="Standard"/>
      <text:p text:style-name="Standard">Dan terakhir, nilai yang melekat, orang kreatif <text:span text:style-name="T3">harus</text:span> memiliki nilai yang melekat <text:span text:style-name="T226">didalamnya</text:span>, baik <text:span text:style-name="T227">secara</text:span> sosial maupun ekonomi.</text:p>
      <text:p text:style-name="Standard"/>
      <text:p text:style-name="Standard"><text:span text:style-name="T4">Dengan 3 poin penting tadi</text:span>, <text:span text:style-name="T4">sekarang mari kita definisikan</text:span> apa itu kreativitas, jadi kreativitas adalah kemampuan untuk menciptakan bentuk-bentuk baru yang bermakna, <text:span text:style-name="T4">dalam</text:span> bidang apa pun <text:span text:style-name="T4">seperti</text:span> seni, musik, <text:span text:style-name="T85">di lingkungan </text:span>kantor, dalam bisnis, da<text:span text:style-name="T4">lam</text:span> bidang apa pun.</text:p>
      <text:p text:style-name="Standard"/>
      <text:p text:style-name="Standard"><text:span text:style-name="T86">Anda </text:span>mungkin <text:span text:style-name="T86">sekarang </text:span><text:span text:style-name="T265">akan </text:span>terkejut mengetahui bahwa setiap orang memiliki kemampuan <text:span text:style-name="T228">yang </text:span>kreatif.</text:p>
      <text:p text:style-name="Standard"/>
      <text:p text:style-name="Standard">Semua manusia pada dasarnya kreatif.</text:p>
      <text:p text:style-name="Standard"/>
      <text:p text:style-name="Standard"><text:span text:style-name="T10">Nah s</text:span>epanjang kursus ini kita akan mengeksplorasi konsep kreativitas, wawasan dan ide-<text:span text:style-name="T10">ide</text:span> yang di<text:span text:style-name="T10">dukung</text:span> oleh penelitian <text:span text:style-name="T87">atau riset</text:span>.</text:p>
      <text:p text:style-name="Standard"/>
      <text:p text:style-name="Standard">Dan <text:span text:style-name="T4">kita</text:span> juga akan <text:span text:style-name="T4">membahas</text:span> banyak <text:span text:style-name="T87">contoh</text:span> kasus, <text:span text:style-name="T4">studi</text:span>, dan <text:span text:style-name="T266">seperti apa </text:span>orang-orang <text:span text:style-name="T266">yang </text:span>kreatif <text:span text:style-name="T266">itu</text:span>.</text:p>
      <text:p text:style-name="Standard"/>
      <text:p text:style-name="Standard">Dan <text:span text:style-name="T11">pada </text:span>akhirnya <text:span text:style-name="T11">kita</text:span> akan mencoba untuk menyaring pengetahuan <text:span text:style-name="T88">yang telah kita bahas </text:span><text:span text:style-name="T5">tadi, untuk</text:span> <text:span text:style-name="T267">selanjutnya </text:span>bagaimana kita juga bisa menjadi <text:span text:style-name="T11">orang yang </text:span>kreatif.</text:p>
      <text:p text:style-name="Standard"/>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1"/>
      <text:p text:style-name="P71"/>
      <text:p text:style-name="P71"/>
      <text:p text:style-name="P71"/>
      <text:p text:style-name="P71"/>
      <text:p text:style-name="P71"><text:soft-page-break/></text:p>
      <text:p text:style-name="P71"/>
      <text:p text:style-name="P71"/>
      <text:p text:style-name="P6">2. Penelitian kreativitas Dr. Land</text:p>
      <text:p text:style-name="P4"/>
      <text:p text:style-name="P67">halo dan selamat datang di video ini.</text:p>
      <text:p text:style-name="P67">Dalam video ini, kita akan membahas tentang penelitian kreativitas.</text:p>
      <text:p text:style-name="P67"/>
      <text:p text:style-name="P4">Untuk menjelaskan kreativitas, kita mungkin mengingat studi menarik yang dilakukan oleh sarjana terkenal Dr. George Land.</text:p>
      <text:p text:style-name="P4"/>
      <text:p text:style-name="P5">Pada tahun 1968, Dr. Land melakukan <text:span text:style-name="T48">sebuah</text:span><text:span text:style-name="T13"> </text:span>penelitian longitudinal <text:span text:style-name="T14">yaitu, </text:span><text:span text:style-name="T13">penelitian sosial yang membandingkan perubahan subjek penelitian setelah periode waktu tertentu. </text:span><text:span text:style-name="T14">Penelitian jenis ini sengaja digunakan untuk penelitian jangka panjang, karena </text:span><text:span text:style-name="T48">memakan </text:span><text:span text:style-name="T14">waktu yang </text:span><text:span text:style-name="T48">cukup</text:span><text:span text:style-name="T14"> lama.</text:span><text:span text:style-name="T13"> </text:span><text:span text:style-name="T14">Nah dalam penelitian ini</text:span> <text:s/><text:span text:style-name="T14">Dr Land</text:span> menguji kreativitas <text:span text:style-name="T48">sebanyak</text:span> seribu enam ratus anak <text:span text:style-name="T48">dari mulai</text:span> usia tiga <text:span text:style-name="T48">tahun</text:span> hingga lima tahun.</text:p>
      <text:p text:style-name="P4"/>
      <text:p text:style-name="P5"><text:span text:style-name="T14">Sebagai tambahan, tes ini adalah</text:span> tes kreativitas yang sama yang <text:span text:style-name="T48">dilakukan</text:span> untuk NASA untuk membantu memilih insinyur dan ilmuwan yang inovatif. <text:span text:style-name="T48">K</text:span><text:span text:style-name="T14">arena penelitian ini</text:span> <text:span text:style-name="T48">berjalan</text:span> dengan sangat baik, <text:span text:style-name="T14">maka</text:span> dia memutuskan untuk mencobanya pada anak-anak <text:span text:style-name="T14">tadi.</text:span></text:p>
      <text:p text:style-name="P4"/>
      <text:p text:style-name="P4"><text:span text:style-name="T48">Singkatnya, Dr Land,</text:span> menguji ulang anak-anak yang sama pada interval usia yang berbeda, <text:span text:style-name="T14">yaitu </text:span>pada usia 10 tahun dan <text:span text:style-name="T14">melakukannya </text:span>lagi pada usia 15 tahun.</text:p>
      <text:p text:style-name="P4"/>
      <text:p text:style-name="P4"><text:span text:style-name="T48">Hasil</text:span> tes pada tingkat kreativitas menunjukkan beberapa angka yang luar biasa. pada skala <text:span text:style-name="T15">kreativitas</text:span> 100 <text:span text:style-name="T15">persen</text:span>, anak <text:span text:style-name="T48">pada </text:span>berusia lima tahun mendapat skor 98 persen, anak berusia 10 tahun mendapat skor 30 persen.</text:p>
      <text:p text:style-name="P4"/>
      <text:p text:style-name="P4">Anak berusia 15 tahun mendapat skor 12 persen dan hasil skor 280000 orang dewasa tercatat hanya <text:span text:style-name="T48">mendapatkan </text:span>dua persen <text:span text:style-name="T48">saja</text:span>.</text:p>
      <text:p text:style-name="P4"/>
      <text:p text:style-name="P4">Mengejutkan, bukan?</text:p>
      <text:p text:style-name="P4"/>
      <text:p text:style-name="P4">Jadi dari penelitian ini, Dr. Lane menyimpulkan dengan temuan bahwa perilaku nonkreatif itu dipelajari sehingga kita dapat memahami dari eksperimen ini bahwa kemampuan kita untuk menjadi kreatif atau nonkreatif adalah perilaku yang dipelajari.</text:p>
      <text:p text:style-name="P4"/>
      <text:p text:style-name="P4">Artinya, Kita bisa melatih diri <text:span text:style-name="T16">atau membiasakan diri </text:span>kita untuk <text:span text:style-name="T16">menjadi</text:span> kreatif <text:span text:style-name="T17">begitu juga sebaliknya</text:span>.</text:p>
      <text:p text:style-name="P4"/>
      <text:p text:style-name="P4">Anda dapat menonton <text:span text:style-name="T18">mengenai penelitian</text:span> Dr. <text:span text:style-name="T18">Land lebih lengkap di chanel youtube TED.</text:span></text:p>
      <text:p text:style-name="P18"/>
      <text:p text:style-name="P18"/>
      <text:p text:style-name="P68">Terimakasih telah menonton dan sampai jumpa.</text:p>
      <text:p text:style-name="P18"/>
      <text:p text:style-name="P18"/>
      <text:p text:style-name="P18"/>
      <text:p text:style-name="P18"/>
      <text:p text:style-name="P18"/>
      <text:p text:style-name="P18"/>
      <text:p text:style-name="P18"><text:soft-page-break/></text:p>
      <text:p text:style-name="P18"/>
      <text:p text:style-name="P18"/>
      <text:p text:style-name="P18"/>
      <text:p text:style-name="P7">3. <text:span text:style-name="T48">Menghilangkan</text:span> mitos di balik kreativitas</text:p>
      <text:p text:style-name="P8"/>
      <text:p text:style-name="P40">halo dan selamat datang di video ini. </text:p>
      <text:p text:style-name="P40">Dalam video ini kita akan membahas mitos-mitos dibalik kreativitas</text:p>
      <text:p text:style-name="P19"/>
      <text:p text:style-name="P19">Untuk <text:span text:style-name="T49">dapat</text:span> memahami kreativitas lebih jauh, mari kita singkirkan <text:span text:style-name="T48">dulu </text:span>beberapa mitos <text:span text:style-name="T48">yang umum terjadi</text:span> <text:span text:style-name="T48">pada</text:span> berpikir kreatif.</text:p>
      <text:p text:style-name="P19"/>
      <text:p text:style-name="P47">Mitos yang sangat umum terjadi bahwa orang-orang kreativ itu memiliki jenis atau ciri khusus seperti, seniman, creator, inovator, dan semacamnya. Tapi ingat, tingkat kreativitas tertentu tidak secara serta-merta atau tiba-tiba diberikan kepada kita saat lahir.</text:p>
      <text:p text:style-name="P19"/>
      <text:p text:style-name="P19"><text:span text:style-name="T21">K</text:span><text:span text:style-name="T19">reativitas </text:span>bukan <text:span text:style-name="T20">lah </text:span><text:span text:style-name="T19">merupakan </text:span><text:span text:style-name="T20">sebuah </text:span><text:span text:style-name="T19">kekuatan super yang </text:span><text:span text:style-name="T21">akan </text:span><text:span text:style-name="T19">tetap </text:span><text:span text:style-name="T21">ada</text:span><text:span text:style-name="T19"> dalam sepanjang hidup kita.</text:span></text:p>
      <text:p text:style-name="P19"/>
      <text:p text:style-name="P19">Sejumlah besar penelitian menunjukkan bahwa dalam hal kreativitas, latihan <text:span text:style-name="T50">untuk menjadi kreatif</text:span> <text:span text:style-name="T21">itu </text:span>sangat penting.</text:p>
      <text:p text:style-name="P19"/>
      <text:p text:style-name="P19">Dan dengan pelatihan yang tepat, siapa pun dapat menyampaikan ide-ide baru <text:span text:style-name="T19">yang</text:span> kreatif.</text:p>
      <text:p text:style-name="P19"/>
      <text:p text:style-name="P19">Membangun kapasitas kreatif juga membutuhkan fokus, waktu dan latihan.</text:p>
      <text:p text:style-name="P19"/>
      <text:p text:style-name="P19">Jadi kita dapat menyimpulkan bahwa kreativitas bukanlah sifat bawaan dan <text:span text:style-name="T50">perlu Anda ingat,</text:span> siapa pun bisa menjadi kreatif.</text:p>
      <text:p text:style-name="P19"/>
      <text:p text:style-name="P19">Kesalahpahaman terkait lainnya tentang orang-orang kreatif adalah bahwa <text:span text:style-name="T50">mereka memiliki</text:span> kecerdasan <text:span text:style-name="T22">tertentu </text:span>yang langka.</text:p>
      <text:p text:style-name="P19"/>
      <text:p text:style-name="P48">Ada sebuah studi yang dilakukan oleh Lewis Terman, seorang psikolog dan penulis berbangsa Amerika. Studi itu <text:span text:style-name="T51">dengan </text:span>memantau sekelompok anak-anak paling cerdas di California <text:span text:style-name="T51">ketika mereka mulai tumbuh menjadi dewasa dan karier mereka tidak berkembang menjadi sangat kreatif</text:span></text:p>
      <text:p text:style-name="P19"/>
      <text:p text:style-name="P19">Jadi, Anda <text:span text:style-name="T23">cukup </text:span>membutuhkan <text:span text:style-name="T51">kecerdasan yang biasa saja</text:span> untuk <text:span text:style-name="T23">dapat</text:span> menjadi kreatif.</text:p>
      <text:p text:style-name="P19"/>
      <text:p text:style-name="P49">IQ tinggi tidak menjadi jaminan orang untuk menjadi lebih kreatif</text:p>
      <text:p text:style-name="P19"/>
      <text:p text:style-name="P49">Artinya, memiliki IQ yang lebih tinggi tidak sama dengan menjadi sangat kreatif.</text:p>
      <text:p text:style-name="P19"/>
      <text:p text:style-name="P19">Kesalahpahaman lain adalah <text:span text:style-name="T52">momen Eureka. Pernahkah Anda sedang duduk-duduk merenung </text:span><text:span text:style-name="T53">kemudian muncul ide cemerlang? Nah itulah yang disebut dengan momen Eureka.</text:span> <text:span text:style-name="T53">Momen Eureka sangat penting untuk menjadi kreatif.</text:span></text:p>
      <text:p text:style-name="P19"/>
      <text:p text:style-name="P50">Nah kesalahpahaman nya terletak disana. Hal i<text:span text:style-name="T54">ni mendorong keyakinan bahwa kreativitas adalah proses pasif </text:span>dan <text:span text:style-name="T54">menunjukkan bahwa Anda harus menunggu dan berharap </text:span><text:span text:style-name="T24">untuk</text:span><text:span text:style-name="T54"> membuat terobosan.</text:span></text:p>
      <text:p text:style-name="P19"/>
      <text:p text:style-name="P20"><text:soft-page-break/>Dan memang benar bahwa momen pencerahan <text:span text:style-name="T53">itu</text:span> sering kali mengejutkan, seperti kebanggaan akan inspirasi yang tiba-tiba muncul dari ketidaksadaran.</text:p>
      <text:p text:style-name="P19"/>
      <text:p text:style-name="P19"><text:span text:style-name="T53">Momen i</text:span>tu, sebenarnya adalah langkah terakhir dalam proses panjang <text:span text:style-name="T53">kerja keras </text:span>yang terlibat dan bukan satu-satunya langkah.</text:p>
      <text:p text:style-name="P19"/>
      <text:p text:style-name="P19">Jadi kita dapat menyimpulkan bahwa kerja keras dan penguasaan <text:span text:style-name="T25">atas </text:span>keterampilan ini diperlukan untuk menetaskan kreativitas di dalam pikiran.</text:p>
      <text:p text:style-name="P19"/>
      <text:p text:style-name="P41">Terimakasih telah menonton dan sampai jump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8">4. <text:span text:style-name="T6">contoh kreativitas – snugli</text:span></text:p>
      <text:p text:style-name="P8"/>
      <text:p text:style-name="P42">halo dan selamat datang di video ini, </text:p>
      <text:p text:style-name="P42">dalam video ini, kita akan membahas tentang contoh kreativitas</text:p>
      <text:p text:style-name="P42"/>
      <text:p text:style-name="P19">saya <text:span text:style-name="T26">akan</text:span> memberi Anda <text:span text:style-name="T53">sebuah </text:span>contoh yang sangat bagus yang dapat kita pahami bahwa kreativitas bahkan dapat terjadi dengan cara yang sangat sederhana.</text:p>
      <text:p text:style-name="P19"/>
      <text:p text:style-name="P19"><text:span text:style-name="T26">Tahukah anda</text:span> apa yang ada <text:span text:style-name="T55">pada</text:span> gambar ini?</text:p>
      <text:p text:style-name="P19"/>
      <text:p text:style-name="P19">Ini disebut snugli, <text:span text:style-name="T27">atau </text:span>juga <text:span text:style-name="T27">biasa </text:span>dikenal sebagai gendongan bayi.</text:p>
      <text:p text:style-name="P19"/>
      <text:p text:style-name="P19">Wanita dalam gambar <text:span text:style-name="T28">ini </text:span>adalah <text:span text:style-name="T28">seorang</text:span> perawat anak <text:span text:style-name="T55">yang bernaman </text:span>Ann Moore yang pergi ke negara Afrika bernama Togo. pada awal karirnya di sana, dia melihat bahwa ibu-ibu pekerja keras di Togo biasa mengikat bayi mereka di sekitar tubuh mereka karena mereka tidak memiliki siapa pun untuk menjaga bayi mereka <text:span text:style-name="T29">ketika sedang bekerja.</text:span></text:p>
      <text:p text:style-name="P19"/>
      <text:p text:style-name="P19">Terinspirasi oleh ide yang luar biasa ini, Moore menciptakan versi paling awal dari snugli, yang kemudian dia jual pada tahun <text:span text:style-name="T30">1985,</text:span> yang menghasilkan kekayaan dan ketenaran <text:span text:style-name="T30">bagi dia.</text:span></text:p>
      <text:p text:style-name="P19"/>
      <text:p text:style-name="P19">Jadi apa yang dapat kita pelajari dari contoh ini adalah kreativitas itu sederhana, dan itu adalah sesuatu yang dapat ditunjukkan oleh siapa saja dan dari sumber yang paling tidak mungkin <text:span text:style-name="T30">sekalipun.</text:span></text:p>
      <text:p text:style-name="P19"/>
      <text:p text:style-name="P19">Jadi, inilah beberapa temuan kunci untuk menyimpulkan pemahaman kita tentang kreativitas.</text:p>
      <text:p text:style-name="P19"/>
      <text:p text:style-name="P19">Ya, keterampilan kreatif dapat dipelajari bukan <text:span text:style-name="T30">hanya</text:span> dari duduk di bangku kuliah, tetapi dengan belajar dan menerapkan proses berpikir kreatif.</text:p>
      <text:p text:style-name="P19"/>
      <text:p text:style-name="P19">P<text:span text:style-name="T30">ara p</text:span>emikir kreatif tidak pernah takut memikirkan hal-hal aneh, bahkan mungkin terdengar sangat bodoh <text:span text:style-name="T31">pada</text:span> awal<text:span text:style-name="T31">nya</text:span>.</text:p>
      <text:p text:style-name="P19"/>
      <text:p text:style-name="P19">Dan akhirnya, kreativitas muncul dari sumber yang paling tidak mungkin, sesuatu yang bahkan tidak bisa <text:span text:style-name="T55">kita</text:span> bayangkan.</text:p>
      <text:p text:style-name="P19"/>
      <text:p text:style-name="P19"/>
      <text:p text:style-name="P43">Terimakasih telah menonton dan sampai jumpa di video selanjutnya.</text:p>
      <text:p text:style-name="P19"/>
      <text:p text:style-name="P19"/>
      <text:p text:style-name="P19"/>
      <text:p text:style-name="P19"/>
      <text:p text:style-name="P19"/>
      <text:p text:style-name="P19"/>
      <text:p text:style-name="P19"/>
      <text:p text:style-name="P19"/>
      <text:p text:style-name="P19"/>
      <text:p text:style-name="P9"/>
      <text:p text:style-name="P9"><text:soft-page-break/></text:p>
      <text:p text:style-name="P9"/>
      <text:p text:style-name="P9"/>
      <text:p text:style-name="P9">5. creative thinking vs critical thinking</text:p>
      <text:p text:style-name="P17"/>
      <text:p text:style-name="P44">halo dan selamat datang di video ini, </text:p>
      <text:p text:style-name="P44">dalam video ini, kita akan membahas berpikir kreatif dan berpiki<text:span text:style-name="T55">r</text:span> kritis</text:p>
      <text:p text:style-name="P44"/>
      <text:p text:style-name="P22"><text:span text:style-name="T32">saya akan memulai dengan </text:span>kebiasaan terkenal Albert Einstein, <text:s/>salah satu pemikir paling kreatif di dunia.</text:p>
      <text:p text:style-name="P22"/>
      <text:p text:style-name="P22">Dia pernah berkata bahwa ketika diberi waktu satu jam untuk memecahkan masalah, Anda mungkin hanya menghabiskan lima menit untuk solusi dan 55 menit lainnya untuk meneliti dan memikirkan masalah. <text:span text:style-name="T55">U</text:span>ntuk <text:span text:style-name="T55">lebih </text:span>memahami kreativitas dan <text:span text:style-name="T32">untuk </text:span>menjadi lebih kreatif.</text:p>
      <text:p text:style-name="P22"/>
      <text:p text:style-name="P22">Kita perlu mengetahui apa itu berpikir kritis karena berpikir kritis adalah salah satu <text:span text:style-name="T33">bagian</text:span> dasar pemikiran <text:span text:style-name="T34">yang dimilik</text:span><text:span text:style-name="T55">i</text:span> seorang pemikir kreatif.</text:p>
      <text:p text:style-name="P22"/>
      <text:p text:style-name="P22">Jadi mari kita telusuri perbedaan dan hubungan antara berpikir kreatif dan berpikir kritis.</text:p>
      <text:p text:style-name="P22"/>
      <text:p text:style-name="P22">Jadi tujuan pembelajaran utama <text:span text:style-name="T34">kita</text:span> di bagian ini adalah untuk memahami perbedaan antara berpikir kreatif dan berpikir kritis dan mencari tahu <text:span text:style-name="T55">ada </text:span>hubungan <text:span text:style-name="T55">apa </text:span>antara berpikir kreatif dan berpikir kritis.</text:p>
      <text:p text:style-name="P22"/>
      <text:p text:style-name="P22">Baiklah, saat ini, kita telah memahami bahwa berpikir kreatif adalah kemampuan untuk membayangkan atau menciptakan sesuatu yang baru.</text:p>
      <text:p text:style-name="P22"/>
      <text:p text:style-name="P22">Pemikir kreatif mampu menghasilkan ide-ide baru dengan menggabungkan, mengubah atau menerapkan kembali ide-ide yang sudah ada.</text:p>
      <text:p text:style-name="P22"/>
      <text:p text:style-name="P22">Jadi pada intinya, berpikir kreatif adalah tentang memiliki sikap untuk menerima perubahan dan ide-ide baru dan kemauan untuk memainkan ide-ide dan kemungkinan-kemungkinan baru.</text:p>
      <text:p text:style-name="P22"/>
      <text:p text:style-name="P22"><text:span text:style-name="T35">Baiklah, sekarang</text:span> mari kita coba <text:span text:style-name="T35">untuk</text:span> memahami <text:span text:style-name="T36">apa itu </text:span>berpikir kritis.</text:p>
      <text:p text:style-name="P22"/>
      <text:p text:style-name="P22">Berpikir kritis adalah kemampuan untuk berpikir secara terorganisir dan rasional untuk memahami hubungan antara ide dan fakta.</text:p>
      <text:p text:style-name="P22"/>
      <text:p text:style-name="P22">Dengan kata lain, berpikir kritis adalah berpikir tentang <text:span text:style-name="T56">bagaimana cara</text:span> berpikir.</text:p>
      <text:p text:style-name="P22"/>
      <text:p text:style-name="P22">Pemikir kritis mengidentifikasi, menganalisis dan mencoba memperbaiki kekurangan dalam masalah yang sedang dipertimbangkan.</text:p>
      <text:p text:style-name="P22"/>
      <text:p text:style-name="P22">Jadi bagaimana berpikir kritis dan berpikir kreatif <text:span text:style-name="T37">saling berkaitan</text:span> satu sama lain? Sama? atau berbeda?</text:p>
      <text:p text:style-name="P22"/>
      <text:p text:style-name="P22"><text:span text:style-name="T38">Keduanya</text:span> tidak sama, tetapi <text:span text:style-name="T38">keduanya</text:span> sangat terkait erat.</text:p>
      <text:p text:style-name="P22"/>
      <text:p text:style-name="P22">Jadi berpikir kritis adalah proses komunikasi, evaluasi, refleksi, dan analisis yang aktif dan sistematis yang dimaksudkan untuk mendorong pemahaman, memecahkan masalah, pengambilan keputusan yang tepat, dan akhirnya memandu <text:span text:style-name="T39">atau memutuskan </text:span>beberapa tindakan.</text:p>
      <text:p text:style-name="P22"><text:soft-page-break/></text:p>
      <text:p text:style-name="P22">Berpikir kreatif adalah tentang mensintesis intuisi, sensasi, ingatan, dan perasaan dengan cara yang dapat mereka ambil pada kenyataan yang dapat diuji dalam kerangka berpikir kritis.</text:p>
      <text:p text:style-name="P22"/>
      <text:p text:style-name="P22">Jadi untuk meringkas dan mungkin menyederhanakan pemahaman, ini adalah cara paling sederhana untuk <text:span text:style-name="T40">memahami</text:span> pemikiran kreatif dan pemikiran kritis.</text:p>
      <text:p text:style-name="P22"/>
      <text:p text:style-name="P23">Anda bisa menjadi pemikir kritis tanpa menjadi pemikir kreatif, tetapi Anda tidak bisa menjadi pemikir kreatif tanpa menjadi pemikir kritis. </text:p>
      <text:p text:style-name="P23"/>
      <text:p text:style-name="P23">untuk menjadi kreatif, Anda harus memiliki kemampuan untuk berpikir secara mendalam dan lebih kritis.</text:p>
      <text:p text:style-name="P22"/>
      <text:p text:style-name="P22">Berpikir kritis memainkan peran yang sangat vital untuk menumbuhkan kreativitas dalam berbagai cara.</text:p>
      <text:p text:style-name="P22"/>
      <text:p text:style-name="P22">Misalnya, berpikir kritis mendorong lebih banyak rasa ingin tahu.</text:p>
      <text:p text:style-name="P22"/>
      <text:p text:style-name="P22">Keingintahuan ada untuk membantu kita mendapatkan pemahaman yang lebih dalam tidak hanya dunia di sekitar kita, tetapi hal-hal yang penting dalam pengalaman kita tentang dunia itu.</text:p>
      <text:p text:style-name="P22"/>
      <text:p text:style-name="P22"><text:span text:style-name="T41">Rasa keingintahuan ini</text:span> meluas ke topik yang <text:span text:style-name="T41">diajarkan kepada </text:span>kita <text:span text:style-name="T56">saat</text:span> sekolah <text:span text:style-name="T56">dulu </text:span>dan juga topik yang kita anggap relevan dalam kehidupan kita sehari-hari <text:span text:style-name="T56">sekarang.</text:span></text:p>
      <text:p text:style-name="P22"/>
      <text:p text:style-name="P22">Jadi pemikir kritis yang efektif tetap selalu ingin tahu tentang berbagai topik dan umumnya memiliki minat yang luas.</text:p>
      <text:p text:style-name="P22"/>
      <text:p text:style-name="P22">Berpikir kritis juga memperkuat kemampuan Pemecahan Masalah.</text:p>
      <text:p text:style-name="P22"/>
      <text:p text:style-name="P22">Mereka yang berpikir kritis cenderung <text:span text:style-name="T42">memiliki insting</text:span> <text:span text:style-name="T43">sebagai sang </text:span>pemecah masalah.</text:p>
      <text:p text:style-name="P22"/>
      <text:p text:style-name="P22">Einstein <text:span text:style-name="T44">juga </text:span>mengatakan bahwa saya tidak begitu pintar, hanya saja saya bertahan dengan masalah lebih lama.</text:p>
      <text:p text:style-name="P22"/>
      <text:p text:style-name="P22">Kemampuan untuk memecahkan masalah adalah salah satu keterampilan yang paling penting yang akan dihargai <text:span text:style-name="T45">saat</text:span> ini.</text:p>
      <text:p text:style-name="P22"/>
      <text:p text:style-name="P22">Dan menjadi pemikir kritis memungkinkan seorang individu untuk menjadi pemecah masalah maka individu dapat berpikir secara mendalam tentang masalah khusus ini, yang kemudian memunculkan lebih banyak solusi untuk masalah tersebut.</text:p>
      <text:p text:style-name="P22"/>
      <text:p text:style-name="P22">Pemikir kritis memungkinkan <text:span text:style-name="T46">sang </text:span>pemikir untuk melihat kedua sisi mata uang.</text:p>
      <text:p text:style-name="P22"/>
      <text:p text:style-name="P22">Jadi, ketika Anda <text:span text:style-name="T47">menjadi </text:span>seorang pemikir kritis, Anda akan menganalisis sisi lain dari hal itu dan itu akan memperluas cakrawala berpikir Anda.</text:p>
      <text:p text:style-name="P22"/>
      <text:p text:style-name="P22">Jadi untuk meringkas, mari kita lihat diagram ini, yang menunjukkan perbedaan antara berpikir kritis dan berpikir kreatif.</text:p>
      <text:p text:style-name="P22"/>
      <text:p text:style-name="P22"><text:soft-page-break/>Seperti yang Anda lihat bahwa berpikir kritis.</text:p>
      <text:p text:style-name="P22"/>
      <text:p text:style-name="P22">Ini semua tentang menjadi analitik, berpikir vertikal, probabilitas, penilaian, objektif dan dekat, dan ada banyak karakteristik lain dari berpikir kritis di mana berpikir kreatif adalah tentang berpikir lebih subjektif, generatif dan divergen dan berpikir lateral, terkadang berspekulasi, asosiatif, intuitif dan masih banyak lagi ciri-ciri lainnya.</text:p>
      <text:p text:style-name="P22"/>
      <text:p text:style-name="P22">Jadi saya harap ini memberi Anda pemahaman yang sangat baik tentang berpikir kritis.</text:p>
      <text:p text:style-name="P22"/>
      <text:p text:style-name="P22">Dan kita dapat merenungkan fakta bahwa untuk menjadi seorang pemikir kreatif, Anda harus menjadi seorang pemikir kritis.</text:p>
      <text:p text:style-name="P21"/>
      <text:p text:style-name="P21"/>
      <text:p text:style-name="P46">Terimakasih telah menonton, dan sampai jumpa di video selanjutny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
      <text:p text:style-name="P15"/>
      <text:p text:style-name="P15"/>
      <text:p text:style-name="P15"/>
      <text:p text:style-name="P15"/>
      <text:p text:style-name="P15"/>
      <text:p text:style-name="P15"/>
      <text:p text:style-name="P15"><text:soft-page-break/></text:p>
      <text:p text:style-name="P15"/>
      <text:p text:style-name="P15">SECTION 3: PIKIRAN KREATIF</text:p>
      <text:p text:style-name="P21"/>
      <text:p text:style-name="P21"/>
      <text:p text:style-name="P21"/>
      <text:p text:style-name="P10">6. sifat orang kreatif</text:p>
      <text:p text:style-name="P10"/>
      <text:p text:style-name="P45">halo dan selamat datang di video ini, </text:p>
      <text:p text:style-name="P45">dalam video ini, kita akan membahas <text:span text:style-name="T66">sifat orang kreatif</text:span></text:p>
      <text:p text:style-name="P24"/>
      <text:p text:style-name="P24"><text:span text:style-name="T57">Dalam</text:span> <text:span text:style-name="T57">membantu </text:span>memahami perilaku kreatif, akan sangat berguna <text:span text:style-name="T57">bagi kita untuk</text:span> menganalisis karakter atau ciri-ciri orang <text:span text:style-name="T57">yang </text:span>kreatif.</text:p>
      <text:p text:style-name="P24"/>
      <text:p text:style-name="P24"><text:span text:style-name="T57">Pada bagian</text:span> ini, kita akan mencoba untuk memilih beberapa karakteristik dari orang-orang kreatif.</text:p>
      <text:p text:style-name="P24"/>
      <text:p text:style-name="P24">Jad<text:span text:style-name="T57">i</text:span> tujuan pembelajaran <text:span text:style-name="T57">kita</text:span> bagian ini adalah untuk menganalisis ciri-ciri orang kreatif.</text:p>
      <text:p text:style-name="P24"/>
      <text:p text:style-name="P24">Kita akan membahas empat ciri penting orang kreatif.</text:p>
      <text:p text:style-name="P24"/>
      <text:p text:style-name="P24">Penting untuk dipahami <text:span text:style-name="T57">bahwa</text:span> kita semua <text:span text:style-name="T58">diciptakan dalam bentuk yang unik/berbeda-beda.</text:span></text:p>
      <text:p text:style-name="P24"/>
      <text:p text:style-name="P24">Jadi kemampuan untuk berpikir baru dan baru adalah kualitas bawaan yang dimiliki hampir semua <text:span text:style-name="T58">individu</text:span>.</text:p>
      <text:p text:style-name="P24"/>
      <text:p text:style-name="P24"><text:span text:style-name="T178">A</text:span>da pola perilaku yang menunjukkan bahwa memiliki beberapa kualitas tertentu dapat membuat orang lebih kreatif daripada yang lain.</text:p>
      <text:p text:style-name="P24"/>
      <text:p text:style-name="P24"><text:span text:style-name="T58">B</text:span>erdasarkan pengamatan umum dari beberapa orang paling kreatif di dunia, kita dapat <text:span text:style-name="T58">melihat</text:span> <text:span text:style-name="T58">salah satu </text:span>perilaku <text:span text:style-name="T58">yang</text:span> <text:span text:style-name="T58">paling </text:span>dominan, yang dapat dianggap sebagai ciri yang akan membuat orang lebih kreatif daripada yang lain.</text:p>
      <text:p text:style-name="P24"/>
      <text:p text:style-name="P24"><text:span text:style-name="T58">Anda tahu</text:span> <text:span text:style-name="T58">sifat</text:span> cermin <text:span text:style-name="T58">bukan</text:span>?</text:p>
      <text:p text:style-name="P24"/>
      <text:p text:style-name="P51">Nah kita dapat berkaca atau merenungkan empat sifat berikut untuk menjadi lebih dominan di antara mereka yang kreatif</text:p>
      <text:p text:style-name="P51"/>
      <text:p text:style-name="P26">Jadi empat sifat <text:span text:style-name="T58">itu adalah</text:span>, </text:p>
      <text:p text:style-name="P26"/>
      <text:p text:style-name="P26">kepercayaan diri kita, </text:p>
      <text:p text:style-name="P26">rasa ingin tahu, </text:p>
      <text:p text:style-name="P26">keberanian dan </text:p>
      <text:p text:style-name="P26">keteguhan.</text:p>
      <text:p text:style-name="P24"/>
      <text:p text:style-name="P52">Sekarang mari kita bahas masing-masing ini satu per satu.</text:p>
      <text:p text:style-name="P24"/>
      <text:p text:style-name="P52">Rasa ingin tahu,</text:p>
      <text:p text:style-name="P24"/>
      <text:p text:style-name="P24">Sifat paling menonjol dari individu kreatif adalah rasa ingin tahu.</text:p>
      <text:p text:style-name="P24"><text:soft-page-break/></text:p>
      <text:p text:style-name="P24">Orang-orang kreatif selalu ingin tahu untuk belajar dan mengeksplorasi hal-hal baru.</text:p>
      <text:p text:style-name="P24"/>
      <text:p text:style-name="P24">Mereka selalu bertanya, membaca buku, menganalisis situasi, dan memanfaatkan setiap kesempatan untuk belajar lebih banyak.</text:p>
      <text:p text:style-name="P24"/>
      <text:p text:style-name="P24">Albert Einstein memiliki kutipan terkenal.</text:p>
      <text:p text:style-name="P24"/>
      <text:p text:style-name="P25">Dia bilang, <text:span text:style-name="T59">aku</text:span> tidak <text:span text:style-name="T59">memiliki</text:span> bakat khusus.</text:p>
      <text:p text:style-name="P25">Aku hanya penasaran.</text:p>
      <text:p text:style-name="P24"/>
      <text:p text:style-name="P24">Dan jika kita menganalisis para inovator dari berbagai masa, kita dapat melihat bahwa rasa ingin tahu adalah karakteristik yang paling dominan di dalamnya.</text:p>
      <text:p text:style-name="P24"/>
      <text:p text:style-name="P24">Mereka selalu ingin bereksplorasi, bereksperimen, belajar, sehingga mampu menghadirkan sesuatu yang baru.</text:p>
      <text:p text:style-name="P24"/>
      <text:p text:style-name="P24">Ambil contoh Thomas Edison, penemu bola lampu, sebelum akhirnya berhasil menemukan ide bola lampu.</text:p>
      <text:p text:style-name="P24"/>
      <text:p text:style-name="P24">Dia gagal lebih dari seribu kali.</text:p>
      <text:p text:style-name="P24"/>
      <text:p text:style-name="P24">Steve Jobs, Elon Musk, semua pengusaha hebat ini sangat ingin tahu, yang membantu mereka berinovasi produk inovatif.</text:p>
      <text:p text:style-name="P24"/>
      <text:p text:style-name="P25">Percaya diri, </text:p>
      <text:p text:style-name="P25"/>
      <text:p text:style-name="P25">percaya diri dapat <text:span text:style-name="T60">melengkapi</text:span> setiap langkah <text:span text:style-name="T60">dalam</text:span> hidup Anda, <text:span text:style-name="T60">membantu </text:span>orang-orang kreatif <text:span text:style-name="T60">untuk</text:span> selalu percaya diri dengan pendekatan mereka.</text:p>
      <text:p text:style-name="P24"/>
      <text:p text:style-name="P24">Mereka tidak ragu untuk berbicara dengan hati mereka dan tidak pernah mundur, tidak peduli seberapa sulit jalannya.</text:p>
      <text:p text:style-name="P24"/>
      <text:p text:style-name="P24">A<text:span text:style-name="T60">nda tahu</text:span> Walt Disney? <text:span text:style-name="T60">Seorang entrepreneur, animator, producer film dari Amerika Serikat.</text:span></text:p>
      <text:p text:style-name="P24"/>
      <text:p text:style-name="P24"><text:span text:style-name="T60">Nama </text:span>Walt Disney tidak selalu nama yang dikenal di seluruh dunia.</text:p>
      <text:p text:style-name="P24"/>
      <text:p text:style-name="P24">Dia memiliki pengalaman banyak kegagalan, bangkrut dan banyak rintangan lainnya.</text:p>
      <text:p text:style-name="P24"/>
      <text:p text:style-name="P24">Kecil kemungkinan bahwa Walt Disney Company akan menjadi salah satu perusahaan media terbesar.</text:p>
      <text:p text:style-name="P24"/>
      <text:p text:style-name="P24">Jika Walt Disney tidak dipaksa untuk bangkit dan menaklukkan, <text:span text:style-name="T61">melalui apa?</text:span> melalui sikap percaya diri, keberanian dalam <text:span text:style-name="T61">pendekatan yang</text:span> kreatif, <text:span text:style-name="T61">Anda akan selalu mendapat ejekan karena ide-ide bodoh Anda.</text:span></text:p>
      <text:p text:style-name="P24"/>
      <text:p text:style-name="P24">Tetapi Anda harus memiliki kepercayaan diri untuk melawan arus dan menghadapi semua situasi yang merugikan <text:span text:style-name="T61">tadi</text:span>.</text:p>
      <text:p text:style-name="P24"/>
      <text:p text:style-name="P24">Kisah J.K. Rowling benar-benar <text:span text:style-name="T61">sangat menginspirasi</text:span>.</text:p>
      <text:p text:style-name="P24"><text:soft-page-break/></text:p>
      <text:p text:style-name="P24">Anda mungkin akrab <text:span text:style-name="T61">atau familiar </text:span>dengan bukunya yang terkenal, Harry Potter dan serial filmnya juga.</text:p>
      <text:p text:style-name="P24"/>
      <text:p text:style-name="P24">Sekarang, <text:span text:style-name="T61">JK </text:span>Rowling adalah seorang <text:span text:style-name="T61">single mom atau ibu tunggal</text:span> dan dia mengalami banyak tantangan dan rintangan.</text:p>
      <text:p text:style-name="P24"/>
      <text:p text:style-name="P24">Bahkan <text:span text:style-name="T61">setelah menulis</text:span> Harry Potter, <text:span text:style-name="T61">dia</text:span> ditolak oleh 12 penerbit, tetapi dia tidak pernah menyerah dan terus mengejar hasratnya dengan <text:span text:style-name="T61">penuh ke</text:span>berani<text:span text:style-name="T61">an</text:span>.</text:p>
      <text:p text:style-name="P24"/>
      <text:p text:style-name="P24">Dan hari ini, kita tahu Harry Potter <text:span text:style-name="T61">merupakan sebuah harta peninggalan / warisan</text:span>.</text:p>
      <text:p text:style-name="P24"/>
      <text:p text:style-name="P27"><text:span text:style-name="T62">Terakhir, k</text:span>eteguhan, </text:p>
      <text:p text:style-name="P27">tidak ada orang yang kreatif Itu mungkin tanpa usaha yang konsisten, penemuan yang tidak disengaja atau momen-momen eureka hanya mungkin terjadi ketika Anda <text:span text:style-name="T62">telah</text:span> masuk ke dalam proses.</text:p>
      <text:p text:style-name="P24"/>
      <text:p text:style-name="P24">Ambil contoh Jack Ma, CEO salah satu toko e-commerce terbesar di dunia.</text:p>
      <text:p text:style-name="P24"/>
      <text:p text:style-name="P24">Dia ditolak di mana-mana, diterima di universitas yang bagus, ditolak dari pekerjaan.</text:p>
      <text:p text:style-name="P24"/>
      <text:p text:style-name="P24">Meski sempat ditolak bekerja di KFC, namun ia tak pernah menyerah.</text:p>
      <text:p text:style-name="P24"/>
      <text:p text:style-name="P24">Jadi saya harap ini memberikan pemahaman yang sangat jelas tentang karakteristik utama orang-orang kreatif.</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1"/>
      <text:p text:style-name="P11"><text:span text:style-name="T7">7</text:span>. lateralisasi otak manusia</text:p>
      <text:p text:style-name="P28"/>
      <text:p text:style-name="P28">Apakah Anda orang yang logis atau orang yang emosional?</text:p>
      <text:p text:style-name="P28"/>
      <text:p text:style-name="P28">Apakah Anda suka musik atau Anda suka matematika?</text:p>
      <text:p text:style-name="P28"/>
      <text:p text:style-name="P28">Mungkin Anda orang yang berotak kiri atau berotak kanan.</text:p>
      <text:p text:style-name="P28"/>
      <text:p text:style-name="P28">Spesialisasi belahan otak manusia dan pemikiran kreatif tetap menjadi salah satu area yang banyak dibahas.</text:p>
      <text:p text:style-name="P28"/>
      <text:p text:style-name="P28">Meskipun banyak penelitian yang dilakukan sejak lama, para ahli telah memperdebatkan</text:p>
      <text:p text:style-name="P28">pengaruh spesialisasi hemispheric pada kinerja manusia dan pemikiran kreatif yang dibahas lateralisasi otak secara mendalam untuk memahami hubungannya dengan kreativitas.</text:p>
      <text:p text:style-name="P28"/>
      <text:p text:style-name="P28">Jadi tujuan pembelajaran utama dalam bagian ini adalah untuk memahami lateralisasi otak manusia.</text:p>
      <text:p text:style-name="P28"/>
      <text:p text:style-name="P28"><text:span text:style-name="T63">Pierre Paul Broca,</text:span> seorang ahli saraf Prancis, adalah orang pertama yang menemukan bukti empiris yang mendukung lokalisasi fungsi yang berbeda di dua belahan otak kita.</text:p>
      <text:p text:style-name="P28"/>
      <text:p text:style-name="P28">Untuk menjelaskan dengan sangat sederhana, lateralisasi fungsi otak adalah kecenderungan untuk beberapa fungsi saraf atau proses kognitif untuk dispesialisasikan ke satu sisi otak atau yang lain.</text:p>
      <text:p text:style-name="P28"/>
      <text:p text:style-name="P28">Peneliti menyimpulkan bahwa otak manusia terbagi menjadi dua belahan.</text:p>
      <text:p text:style-name="P28"/>
      <text:p text:style-name="P28">Kiri dan kanan.</text:p>
      <text:p text:style-name="P28"/>
      <text:p text:style-name="P28">Orang dengan sentralisasi otak kiri lebih banyak dianggap sebagai pemikir kritis, sedangkan orang dengan otak kanan lebih dianggap sebagai pemikir kreatif.</text:p>
      <text:p text:style-name="P28"/>
      <text:p text:style-name="P28">Beberapa peneliti menyimpulkan bahwa kreativitas dan emosi terletak di sisi kanan otak kita, sedangkan rasionalitas dan logika terletak di belahan otak kiri.</text:p>
      <text:p text:style-name="P28"/>
      <text:p text:style-name="P28">Tetapi bukti yang mengabaikan konsep otak kiri atau <text:span text:style-name="T64">otak </text:span>kanan semakin menumpuk, menurut sebuah studi tahun 2013 dari University of Utah.</text:p>
      <text:p text:style-name="P28"/>
      <text:p text:style-name="P28">Pemindaian otak menunjukkan bahwa aktivitas serupa di kedua sisi otak, terlepas dari kepribadian seseorang.</text:p>
      <text:p text:style-name="P28"/>
      <text:p text:style-name="P28">Jadi peneliti mengamati pemindaian otak lebih dari 1000 orang muda berusia antara tujuh dan 29 tahun dan membagi area otak yang berbeda menjadi tujuh ribu alasan untuk menentukan apakah satu sisi otak lebih aktif atau terhubung daripada sisi lainnya.</text:p>
      <text:p text:style-name="P28"/>
      <text:p text:style-name="P28">Tidak ada bukti <text:span text:style-name="T64">mengenai teori sisi otak</text:span> yang ditemukan.</text:p>
      <text:p text:style-name="P28"/>
      <text:p text:style-name="P28">Jadi para peneliti <text:span text:style-name="T89">pada</text:span> akhirnya menyimpulkan bahwa anggapan beberapa orang <text:span text:style-name="T90">tentang</text:span> otak kiri <text:span text:style-name="T64">dan</text:span> otak kanan lebih merupakan kiasan daripada deskripsi anatomis yang akurat.</text:p>
      <text:p text:style-name="P28"><text:soft-page-break/></text:p>
      <text:p text:style-name="P28"/>
      <text:p text:style-name="P28">Efek belahan otak yang tidak sepenuhnya akurat dapat ditemukan dari kehidupan Albert Einstein.</text:p>
      <text:p text:style-name="P28"/>
      <text:p text:style-name="P28">Einstein bukan hanya <text:span text:style-name="T64">terkenal sebagai</text:span> fisikawan terhebat, tetapi dia juga seorang musisi dan pelaut yang ulung.</text:p>
      <text:p text:style-name="P28"/>
      <text:p text:style-name="P28">Artinya, meskipun ia seorang pemikir yang sangat logis dan kritis, ia juga menunjukkan perilaku-perilaku yang dapat dikaitkan dengan otak kanan.</text:p>
      <text:p text:style-name="P28"/>
      <text:p text:style-name="P28">Jadi secara ringkas, kita dapat menegaskan bahwa orang-orang kreatif bisa menjadi otak kiri atau otak kanan.</text:p>
      <text:p text:style-name="P28"/>
      <text:p text:style-name="P28">Gagasan gaya berpikir belahan otak yang berbeda didasarkan pada premis bahwa setiap belahan otak terspesialisasi dan karenanya masing-masing harus berfungsi secara independen dengan gaya berpikir yang berbeda.</text:p>
      <text:p text:style-name="P28"/>
      <text:p text:style-name="P28">Para peneliti dan ilmuwan belum membuktikan gagasan bahwa pengaruh hemispheric dapat mendikte perilaku dan kinerja kita.</text:p>
      <text:p text:style-name="P28"/>
      <text:p text:style-name="P28">Jadi akhirnya, jangan khawatir apakah Anda orang yang berotak kiri atau berotak kanan.</text:p>
      <text:p text:style-name="P28"/>
      <text:p text:style-name="P28">Terlepas dari lateralisasi otak, Anda masih bisa menjadi kreatif.</text:p>
      <text:p text:style-name="P28"/>
      <text:p text:style-name="P28"/>
      <text:p text:style-name="P53">Terimakasih telah menonton dan sampai jump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SECTION 4: PROSES KREATIVITAS</text:p>
      <text:p text:style-name="P12">8. sumber ide kreatif</text:p>
      <text:p text:style-name="P12">link</text:p>
      <text:p text:style-name="P12">9. langkah-langkah berpikir kreatif</text:p>
      <text:p text:style-name="P29"/>
      <text:p text:style-name="P54">Berpikir kreatif, merupakan proses berpikir yang terstruktur, </text:p>
      <text:p text:style-name="P54"/>
      <text:p text:style-name="P29"><text:span text:style-name="T68">Jadi t</text:span>ujuan pembelajaran <text:span text:style-name="T68">bagian </text:span><text:span text:style-name="T64">ini</text:span> adalah untuk memahami langkah-langkah dalam proses berpikir kreatif.</text:p>
      <text:p text:style-name="P29"/>
      <text:p text:style-name="P29">Kreativitas itu adalah sebuah proses.</text:p>
      <text:p text:style-name="P29"/>
      <text:p text:style-name="P30">Proses kreatif <text:span text:style-name="T76">sendiri </text:span>melibatkan pemikiran kritis dan keterampilan <text:span text:style-name="T68">problem solving atau </text:span>pemecahan masalah. </text:p>
      <text:p text:style-name="P30"/>
      <text:p text:style-name="P30"><text:span text:style-name="T68">Terlepas dari apapun latar belakang profesi Anda, d</text:span>ari <text:span text:style-name="T64">yang berprofesi sebagai </text:span><text:span text:style-name="T68">seniman</text:span> hingga <text:span text:style-name="T68">pimpinan dari sebuah perusahaan</text:span>.</text:p>
      <text:p text:style-name="P29"/>
      <text:p text:style-name="P29">Individu kreatif umumnya melalui lima langkah untuk mewujudkan ide-ide mereka.</text:p>
      <text:p text:style-name="P29"/>
      <text:p text:style-name="P30"><text:span text:style-name="T64">Kelima langkah itu</text:span> adalah </text:p>
      <text:p text:style-name="P30">persiapan, </text:p>
      <text:p text:style-name="P30">inkubasi, </text:p>
      <text:p text:style-name="P30">eliminasi, </text:p>
      <text:p text:style-name="P30">evaluasi dan </text:p>
      <text:p text:style-name="P30">verifikasi.</text:p>
      <text:p text:style-name="P29"/>
      <text:p text:style-name="P29">Tahapan ini pertama kali diungkapkan oleh Graham Wall<text:span text:style-name="T65">a</text:span>s, seorang psikolog sosial dan salah satu pendiri<text:span text:style-name="T64"> </text:span>London School of Economics, yang menguraikan tahap-tahap utama proses kreatif dalam bukunya, yang ditulis pada tahun 1926 berjudul The Art of Thought.</text:p>
      <text:p text:style-name="P29"/>
      <text:p text:style-name="P29">Menurut Walla<text:span text:style-name="T68">s</text:span>, lima tahap proses kreatif masing-masing mengalir secara <text:span text:style-name="T76">berurutan</text:span> ke tahap proses berikutnya.</text:p>
      <text:p text:style-name="P29"/>
      <text:p text:style-name="P29">Saat Anda memulai <text:span text:style-name="T68">proses ini</text:span>, <text:span text:style-name="T78">lepaskan/bebaskan</text:span> <text:span text:style-name="T77">pikiran</text:span> Anda dan biarkan ide-ide Anda <text:span text:style-name="T68">bergulir</text:span> melalui lima tahap kreativitas <text:span text:style-name="T69">diatas.</text:span></text:p>
      <text:p text:style-name="P29"/>
      <text:p text:style-name="P29">Sekarang mari kita lihat masing-masing langkah ini satu per satu.</text:p>
      <text:p text:style-name="P29"/>
      <text:p text:style-name="P29">Jadi fase pertama adalah latar belakang dan akumulasi pengetahuan.</text:p>
      <text:p text:style-name="P29"/>
      <text:p text:style-name="P29">Ini melibatkan <text:span text:style-name="T69">pencarian </text:span><text:span text:style-name="T79">dari</text:span><text:span text:style-name="T69"> </text:span>berbagai <text:span text:style-name="T69">macam </text:span>perspektif tentang suatu situasi.</text:p>
      <text:p text:style-name="P29"/>
      <text:p text:style-name="P29">Dan ini bisa dilakukan dengan membaca <text:span text:style-name="T69">buku</text:span>, berinteraksi dengan orang lain, bepergian ke tempat-tempat baru, mencatat apa yang <text:span text:style-name="T69">Anda pelajari</text:span> dan meluangkan waktu <text:span text:style-name="T79">sejenak</text:span> untuk <text:span text:style-name="T79">melakukan </text:span><text:span text:style-name="T69">riset </text:span><text:span text:style-name="T79">atau penelitian</text:span>.</text:p>
      <text:p text:style-name="P29"/>
      <text:p text:style-name="P29"><text:soft-page-break/><text:span text:style-name="T69">T</text:span>ahap pertama melibatkan persiapan dan pembuatan ide.</text:p>
      <text:p text:style-name="P29"/>
      <text:p text:style-name="P29"><text:span text:style-name="T69">Nah</text:span> inilah saat Anda mengumpulkan bahan dan melakukan <text:span text:style-name="T69">riset</text:span> yang bisa <text:span text:style-name="T69">menjadi pemicu</text:span> ide menarik.</text:p>
      <text:p text:style-name="P29"/>
      <text:p text:style-name="P29">Pada bagian pertama dari proses kreativitas, otak Anda sebenarnya menggunakan <text:span text:style-name="T65">simpanan</text:span> memorinya untuk memanfaatkan pengetahuan dan pengalaman masa lalu untuk menghasilkan ide-ide ori<text:span text:style-name="T69">g</text:span>inal <text:span text:style-name="T69">atau ide-ide baru</text:span>.</text:p>
      <text:p text:style-name="P29"/>
      <text:p text:style-name="P29">Fase kedua adalah proses inkubasi pikiran, yang memungkinkan alam bawah sadar <text:span text:style-name="T69">Anda </text:span>bekerja melalui informasi yang dikumpulkan pada fase pertama.</text:p>
      <text:p text:style-name="P29"/>
      <text:p text:style-name="P29">Dan ini <text:span text:style-name="T65">dapat </text:span><text:span text:style-name="T69">kita tingkatkan</text:span> dengan <text:span text:style-name="T69">cara </text:span><text:span text:style-name="T65">melakukan </text:span>kegiata<text:span text:style-name="T69">n-kegiatan</text:span> rutin seperti olahraga, bermain <text:span text:style-name="T65">game</text:span>, <text:span text:style-name="T69">jalan-jalan,</text:span> meditasi <text:span text:style-name="T69">atau </text:span>refleksi.</text:p>
      <text:p text:style-name="P29"/>
      <text:p text:style-name="P29">Selama masa inkubasi.</text:p>
      <text:p text:style-name="P29"/>
      <text:p text:style-name="P29">Pikiran bekerja dengan berbagai cara.</text:p>
      <text:p text:style-name="P29"/>
      <text:p text:style-name="P29"><text:span text:style-name="T69">Tapi t</text:span>erkadang penting <text:span text:style-name="T69">juga </text:span>untuk <text:span text:style-name="T69">stop atau </text:span><text:span text:style-name="T65">berhenti sejenak</text:span> dari proses <text:span text:style-name="T69">tadi</text:span> karena pada saat itu pikiran kita sebenarnya bekerja secara tidak sadar <text:span text:style-name="T65">dalam</text:span> memproses ide tersebut.</text:p>
      <text:p text:style-name="P29"/>
      <text:p text:style-name="P29">Dan tanpa kita <text:span text:style-name="T65">sadari</text:span>, solusi yang berbeda untuk masalah tersebut <text:span text:style-name="T65">datang </text:span><text:span text:style-name="T80">sendiri</text:span> oleh proses berpikir kita.</text:p>
      <text:p text:style-name="P69"/>
      <text:p text:style-name="P70">Tahap ketiga adalah tahap pengalaman ide, yang juga dikenal sebagai tahap eliminasi.</text:p>
      <text:p text:style-name="P70"/>
      <text:p text:style-name="P29"><text:span text:style-name="T71">Secara umum, </text:span><text:span text:style-name="T72">yang terjadi pada tahap ini kurang lebih seperti momen eureka, yang mana dapat kita permisalkan dengan ketika Anda sedang memencet tombol </text:span><text:span text:style-name="T73">saklar </text:span><text:span text:style-name="T72">lampu, dan lampu itu menyala terang.</text:span></text:p>
      <text:p text:style-name="P29"/>
      <text:p text:style-name="P29">Tahap eliminasi kadang-kadang disebut <text:span text:style-name="T80">sebagai </text:span>tahap wawasan <text:span text:style-name="T70">atau insight momen</text:span>.</text:p>
      <text:p text:style-name="P29"/>
      <text:p text:style-name="P29">Ketika momen <text:span text:style-name="T67">eureka</text:span> terjadi, semua materi yang telah Anda kumpulkan berkumpul <text:span text:style-name="T74">menjadi satu</text:span> untuk menyajikan solusi bagi masalah Anda untuk <text:span text:style-name="T67">kemudian meng-</text:span>evaluasinya, <text:span text:style-name="T74">yang </text:span><text:span text:style-name="T80">mana</text:span><text:span text:style-name="T74"> membawa kita ke pembahasan tahap berikutnya. Yaitu evaluasi.</text:span></text:p>
      <text:p text:style-name="P29"/>
      <text:p text:style-name="P29">Selama <text:span text:style-name="T80">dalam </text:span>tahap ini, Anda mempertimbangkan validitas ide Anda dan <text:span text:style-name="T67">kemudian</text:span> menimbangnya dengan <text:span text:style-name="T67">pilihan-pilihan </text:span>alternatif.</text:p>
      <text:p text:style-name="P29"/>
      <text:p text:style-name="P29"><text:span text:style-name="T67">Hal i</text:span>ni juga merupakan <text:span text:style-name="T67">sebagai </text:span>waktu refleksi ketika Anda melihat kembali konsep atau masalah Anda apakah solusi Anda sejalan dengan visi awal Anda.</text:p>
      <text:p text:style-name="P29"/>
      <text:p text:style-name="P57">Sebagai contoh misalnya,</text:p>
      <text:p text:style-name="P29"/>
      <text:p text:style-name="P29"><text:span text:style-name="T74">Seorang p</text:span>rofesional bisnis mungkin melakukan riset pasar tentang kelayakan ide <text:span text:style-name="T74">nya</text:span>.</text:p>
      <text:p text:style-name="P29"/>
      <text:p text:style-name="P29"><text:span text:style-name="T74">Seorang p</text:span>engusaha mungkin melakukan pemeriksaan <text:span text:style-name="T74">ulang konsep </text:span><text:span text:style-name="T81">akan pemahaman tentang kewirausahaan</text:span>.</text:p>
      <text:p text:style-name="P29"><text:soft-page-break/></text:p>
      <text:p text:style-name="P29"><text:span text:style-name="T74">Seorang </text:span>penulis lagu atau musisi dapat berkonsultasi dengan penulis lagu atau artis yang lebih <text:span text:style-name="T82">berpengalaman</text:span>.</text:p>
      <text:p text:style-name="P29"/>
      <text:p text:style-name="P29">Selama <text:span text:style-name="T74">dalam </text:span>fase ini, Anda mungkin <text:span text:style-name="T74">telah</text:span> percaya diri dengan apa yang telah Anda hasilkan.</text:p>
      <text:p text:style-name="P29"/>
      <text:p text:style-name="P29"/>
      <text:p text:style-name="P56">selanjutnya adalah,</text:p>
      <text:p text:style-name="P55"/>
      <text:p text:style-name="P29">Tahap kelima, <text:span text:style-name="T82">yaitu</text:span> verifikasi dan implementasi.</text:p>
      <text:p text:style-name="P29"/>
      <text:p text:style-name="P29">Ini adalah tahap akhir dari proses kreatif.</text:p>
      <text:p text:style-name="P29"/>
      <text:p text:style-name="P29">Saat <text:span text:style-name="T82">inilah</text:span><text:span text:style-name="T75"> </text:span>kerja keras <text:span text:style-name="T75">sesungguhnya dimulai</text:span>.</text:p>
      <text:p text:style-name="P29"/>
      <text:p text:style-name="P29">Produk kreatif Anda mungkin berupa objek fisik, kampanye iklan, lagu, novel, dan desain arsitektur atau item atau objek apa pun yang Anda lihat atau objek apa pun yang ingin Anda ciptakan <text:span text:style-name="T82">yang </text:span><text:s/>didorong oleh ide awal yang muncul di kepala Anda , sekarang tugas Anda untuk menyelesaikan desain Anda, mewujudkan ide Anda, dan membagikannya kepada dunia.</text:p>
      <text:p text:style-name="P29"/>
      <text:p text:style-name="P58">Terimakasih telah menonton dan sampai jump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SECTION 5: MENGEMBANGKAN KREATIVITAS</text:p>
      <text:p text:style-name="P12"><text:span text:style-name="T8">10. </text:span>cara untuk meningkatkan kreativitas pribadi</text:p>
      <text:p text:style-name="P29"/>
      <text:p text:style-name="P29"><text:span text:style-name="T92">sekarang m</text:span>ari kita <text:span text:style-name="T92">membahas</text:span> tentang beberapa alat <text:span text:style-name="T91">atau tools </text:span>untuk mengembangkan kreativitas <text:span text:style-name="T91">kita</text:span>.</text:p>
      <text:p text:style-name="P29"/>
      <text:p text:style-name="P29">Salah satu tujuan <text:span text:style-name="T100">dari kelas berpikir kreatif</text:span> ini adalah membekali Anda dengan keterampilan praktis yang akan membantu Anda menjadi kreatif.</text:p>
      <text:p text:style-name="P29"/>
      <text:p text:style-name="P29">Jadi dengan menggunakan <text:span text:style-name="T91">tools atau </text:span>alat-alat ini, Anda juga bisa menjadi pemikir kreatif.</text:p>
      <text:p text:style-name="P29"/>
      <text:p text:style-name="P31"><text:span text:style-name="T101">D</text:span>i bagian kursus ini, kita akan mempelajari berbagai <text:span text:style-name="T93">tools</text:span> berpikir kreatif, <text:span text:style-name="T101">seperti</text:span> pemetaan pikiran <text:span text:style-name="T93">(mind map</text:span><text:span text:style-name="T94">p</text:span><text:span text:style-name="T93">ing)</text:span>, <text:span text:style-name="T93">membuat daftar (ch</text:span><text:span text:style-name="T102">e</text:span><text:span text:style-name="T93">cklist method)</text:span> , enam topi berpikir <text:span text:style-name="T102">(six thinking hats)</text:span>, storyboard, pemikiran metaforis, <text:span text:style-name="T93">daftar</text:span> atribut <text:span text:style-name="T102">(attribute listing)</text:span>, brainstorming, dan <text:span text:style-name="T93">berpiki</text:span><text:span text:style-name="T103">r</text:span> lateral.</text:p>
      <text:p text:style-name="P29"/>
      <text:p text:style-name="P29"><text:span text:style-name="T99">Pertama, </text:span><text:span text:style-name="T94">Mind-mapping</text:span>.</text:p>
      <text:p text:style-name="P29"/>
      <text:p text:style-name="P29"><text:span text:style-name="T104">K</text:span>unci <text:span text:style-name="T104">dari</text:span> mind mapping adalah mencatat setiap ide yang muncul.</text:p>
      <text:p text:style-name="P29"/>
      <text:p text:style-name="P29">Jangan <text:span text:style-name="T94">meng</text:span>abaikan <text:span text:style-name="T94">hal-</text:span><text:span text:style-name="T104">hal</text:span><text:span text:style-name="T94"> kecil</text:span> apa pun, seberapa <text:span text:style-name="T105">besar/kecil nanti </text:span><text:span text:style-name="T94">efek nya</text:span>.</text:p>
      <text:p text:style-name="P29"/>
      <text:p text:style-name="P29">Simpan<text:span text:style-name="T105">lah</text:span> proses seleksi kritis untuk nanti, <text:span text:style-name="T105">yang terpenting pada fase ini adalah untuk menghasilkan </text:span>ide sebanyak mungkin.</text:p>
      <text:p text:style-name="P29"/>
      <text:p text:style-name="P29">Semakin banyak Anda mencatat, semakin besar peluang <text:span text:style-name="T106">Anda </text:span>untuk menemukan ide.</text:p>
      <text:p text:style-name="P29"/>
      <text:p text:style-name="P29"><text:span text:style-name="T94">Mind mapping</text:span> adalah salah satu cara paling populer untuk melakukan pemikiran kreatif.</text:p>
      <text:p text:style-name="P29"/>
      <text:p text:style-name="P29"><text:span text:style-name="T107">Sekali lagi,</text:span> kunci <text:span text:style-name="T94">dari </text:span>mind mapping adalah mencatat setiap ide yang muncul.</text:p>
      <text:p text:style-name="P29"/>
      <text:p text:style-name="P59">Lakukan atau ikuti langkah-langkah tadi dalam membuat mind-mapping.</text:p>
      <text:p text:style-name="P29"/>
      <text:p text:style-name="P59">Dengan <text:span text:style-name="T96">mengetahui apa itu</text:span> mind-mapping Anda mencapai hal-hal berikut: </text:p>
      <text:p text:style-name="P59"/>
      <text:p text:style-name="P29"><text:span text:style-name="T95">dapat m</text:span>enjelaskan hakikat kreativitas dan inovasi.</text:p>
      <text:p text:style-name="P29"/>
      <text:p text:style-name="P29">Memecahkan masalah bisnis melalui kreativitas dan inovasi.</text:p>
      <text:p text:style-name="P29"/>
      <text:p text:style-name="P32"><text:span text:style-name="T97">Memeriksa </text:span>cara untuk mengubah kreativitas menjadi <text:span text:style-name="T97">sebuah </text:span>ide, peluang, dan tindakan. </text:p>
      <text:p text:style-name="P32"/>
      <text:p text:style-name="P32"><text:span text:style-name="T98">M</text:span>enghilangkan hambatan kreativitas.</text:p>
      <text:p text:style-name="P29"/>
      <text:p text:style-name="P29"><text:span text:style-name="T99">Kedua, </text:span>Metode <text:span text:style-name="T99">checklist. </text:span><text:span text:style-name="T107">Metode checklist,</text:span> juga merupakan salah satu <text:span text:style-name="T99">tools dalam</text:span> berpikir kreatif yang berguna.</text:p>
      <text:p text:style-name="P29"/>
      <text:p text:style-name="P29"><text:span text:style-name="T99">M</text:span>etode <text:span text:style-name="T107">checklist</text:span> sering dikaitkan dengan <text:span text:style-name="T108">sosok </text:span>Alex Osborn, yang dikenal sebagai bapak ide brainstorming.</text:p>
      <text:p text:style-name="P29"/>
      <text:p text:style-name="P29"><text:soft-page-break/>Jadi menurut metode checklist, ada enam pertanyaan universal yang <text:span text:style-name="T108">sering</text:span> ditanyakan; mengapa, di mana, kapan, siapa, apa dan bagaimana.</text:p>
      <text:p text:style-name="P29"/>
      <text:p text:style-name="P29">Tanyakan pada diri Anda pertanyaan-pertanyaan ini setiap kali Anda <text:span text:style-name="T108">melakukan sesuatu</text:span> dan kemungkinan <text:span text:style-name="T108">besar </text:span>Anda akan menemukan beberapa jawaban yang menarik.</text:p>
      <text:p text:style-name="P29"/>
      <text:p text:style-name="P29"><text:span text:style-name="T109">Kemudian, </text:span>Six Thinking hat dikembangkan oleh Edward de Bono pada awal tahun 80-an.</text:p>
      <text:p text:style-name="P29"/>
      <text:p text:style-name="P29">Teknik populer ini sekarang digunakan oleh <text:span text:style-name="T109">pe</text:span>bisnis di seluruh dunia.</text:p>
      <text:p text:style-name="P29"/>
      <text:p text:style-name="P29">Mereka melibatkan pemilihan topi metaforis ketika harus membuat keputusan, dan setiap topi mewakili arah pemikiran yang berbeda.</text:p>
      <text:p text:style-name="P29"/>
      <text:p text:style-name="P29">Misalnya, topi putih mengacu pada fakta, topi merah mengacu pada emosi.</text:p>
      <text:p text:style-name="P29"/>
      <text:p text:style-name="P29">Topi hitam mengacu pada penilaian atau kehati-hatian.</text:p>
      <text:p text:style-name="P29"/>
      <text:p text:style-name="P29">Topi kuning mengacu pada logika, topi hijau mengacu pada kreativitas, dan topi biru mengacu pada kontrol.</text:p>
      <text:p text:style-name="P29"/>
      <text:p text:style-name="P29"><text:span text:style-name="T110">T</text:span>ergantung pada sifat masalah dan situasi, Anda perlu menggunakan topi yang tepat dan kadang-kadang Anda mungkin memiliki kelompok <text:span text:style-name="T111">atau grup</text:span> yang berbeda dan mengalokasikan mereka dengan topi berpikir yang berbeda dan kemudian meminta mereka untuk datang dengan ide-ide yang sesuai dengan topi atau arah berpikir .</text:p>
      <text:p text:style-name="P29"/>
      <text:p text:style-name="P29">Storyboarding,</text:p>
      <text:p text:style-name="P29"/>
      <text:p text:style-name="P29">Storyboarding adalah metode berpikir kreatif yang sangat populer, dan kadang-kadang merujuk kembali ke <text:span text:style-name="T112">konsep pada</text:span> masa perfilman dan animasi saat pertama kali diperkenalkan.</text:p>
      <text:p text:style-name="P29"/>
      <text:p text:style-name="P29">Contoh storyboard dapat ditemukan dari kehidupan Walt Disney, yang pernah membuat storyboard pada tahun 1928.</text:p>
      <text:p text:style-name="P29"/>
      <text:p text:style-name="P29">Anda tahu, Disney ingin <text:span text:style-name="T113">fokus dalam menguasai industri film animasi</text:span>, dan untuk <text:span text:style-name="T113">mencapainya,</text:span> ia perlu menghasilkan sejumlah besar gambar, mengelola ribuan gambar dan proyek <text:span text:style-name="T113">merupakan hal yang hampir tidak mungkin.</text:span></text:p>
      <text:p text:style-name="P29"/>
      <text:p text:style-name="P29">Jadi <text:span text:style-name="T114">solusinya, </text:span>Disney kemudian meminta senimannya untuk menempelkan gambar mereka di dinding studio.</text:p>
      <text:p text:style-name="P29"/>
      <text:p text:style-name="P29">Dengan cara ini, <text:span text:style-name="T114">progres kemajuan kerja dapat dilihat dan diperiksa</text:span>. <text:span text:style-name="T115">Memilah-milih mana yang pantas dan tidak.</text:span></text:p>
      <text:p text:style-name="P29"/>
      <text:p text:style-name="P29">Storyboarding, cukup populer dan banyak digunakan dalam industri kreatif, terutama dalam periklanan, animasi, dan pembuatan film.</text:p>
      <text:p text:style-name="P29"/>
      <text:p text:style-name="P29">Pemikiran metaforis.</text:p>
      <text:p text:style-name="P29"/>
      <text:p text:style-name="P29">Berpikir metaforis adalah metode yang menghubungkan dua makna <text:span text:style-name="T116">universal</text:span>.</text:p>
      <text:p text:style-name="P29"><text:soft-page-break/></text:p>
      <text:p text:style-name="P29">Pemikiran metaforis didasarkan pada kesamaan.</text:p>
      <text:p text:style-name="P29"/>
      <text:p text:style-name="P29">Pikiran cenderung mencari kesamaan.</text:p>
      <text:p text:style-name="P29"/>
      <text:p text:style-name="P29"><text:span text:style-name="T117">S</text:span><text:span text:style-name="T119">ebuah</text:span><text:span text:style-name="T118"> </text:span><text:span text:style-name="T120">model </text:span><text:span text:style-name="T118">roadmap</text:span> atau metafora realitas dan berguna untuk menjelaskan berbagai hal.</text:p>
      <text:p text:style-name="P29"/>
      <text:p text:style-name="P29"><text:span text:style-name="T121">Attribute listing</text:span> adalah <text:span text:style-name="T122">tools lain yang populer</text:span> untuk berpikir kreatif.</text:p>
      <text:p text:style-name="P29"/>
      <text:p text:style-name="P29">Jadi <text:span text:style-name="T123">dengan </text:span>daftar atribut, <text:span text:style-name="T123">A</text:span>nda dapat melakukan beberapa hal <text:span text:style-name="T124">seperti;</text:span></text:p>
      <text:p text:style-name="P29"/>
      <text:p text:style-name="P29"><text:span text:style-name="T126">1. </text:span><text:span text:style-name="T125">membuat </text:span>daftar atribut produk.</text:p>
      <text:p text:style-name="P29"/>
      <text:p text:style-name="P29"><text:span text:style-name="T126">2. memilih</text:span> setiap atribut secara bergantian, <text:span text:style-name="T126">untuk kemudian</text:span></text:p>
      <text:p text:style-name="P29"/>
      <text:p text:style-name="P29"><text:span text:style-name="T126">3. mempertimbangkan</text:span> bagaimana masing-masing dapat dimodifikasi dan dievaluasi berdasarkan ide.</text:p>
      <text:p text:style-name="P29"/>
      <text:p text:style-name="P29">Jadi <text:span text:style-name="T127">itulah</text:span> salah satu cara termudah untuk berpikir kreatif.</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2"><text:span text:style-name="T9">11. </text:span>Berpikir lateral</text:p>
      <text:p text:style-name="P29"/>
      <text:p text:style-name="P29">Ada pepatah yang mengatakan bahwa jika Anda belum pernah mendengar tentang Edward Debono atau berpikir lateral, mungkin Anda terlalu sibuk berpikir dengan cara konvensional.</text:p>
      <text:p text:style-name="P29"/>
      <text:p text:style-name="P29">Jadi berpikir lateral dianggap sebagai salah satu alat yang banyak digunakan dan sangat berguna untuk berpikir kreatif.</text:p>
      <text:p text:style-name="P29"/>
      <text:p text:style-name="P29"><text:span text:style-name="T128">M</text:span>ari kita coba memahami apa itu berpikir lateral dan saya akan memberi Anda satu contoh berpikir lateral.</text:p>
      <text:p text:style-name="P29"/>
      <text:p text:style-name="P29">Jadi dalam diagram ini, kita dapat melihat dua area yang berbeda.</text:p>
      <text:p text:style-name="P29"/>
      <text:p text:style-name="P29">Yang <text:span text:style-name="T129">pertama</text:span> adalah cara berpikir konvensional, sedangkan yang <text:span text:style-name="T129">kedua</text:span> adalah cara berpikir lateral.</text:p>
      <text:p text:style-name="P29"/>
      <text:p text:style-name="P29">Jadi, berpikir lateral tidak mendekati masalah dengan cara-cara tradisional, tetapi menggunakan cara-cara yang tidak konvensional untuk memecahkan masalah, jadi berpikir lateral adalah cara memecahkan masalah dengan menggunakan pendekatan tidak langsung dan kreatif dengan penalaran, yang tidak langsung terlihat.</text:p>
      <text:p text:style-name="P29"/>
      <text:p text:style-name="P29"><text:span text:style-name="T130">Hal i</text:span>ni melibatkan ide-ide yang mungkin tidak dapat diperoleh hanya dengan menggunakan logika langkah-demi-langkah <text:span text:style-name="T131">secara </text:span>tradisional.</text:p>
      <text:p text:style-name="P29"/>
      <text:p text:style-name="P29"><text:span text:style-name="T132">Edward de Bono </text:span>menjelaskan bahwa teknik pemecahan masalah yang khas melibatkan pendekatan linier dan langkah demi langkah.</text:p>
      <text:p text:style-name="P29"/>
      <text:p text:style-name="P29">Dan dia percaya bahwa jawaban yang lebih kreatif dapat diperoleh dengan mengambil langkah menyamping untuk memeriksa kembali situasi, masalah dari sudut pandang yang sama sekali berbeda.</text:p>
      <text:p text:style-name="P29"/>
      <text:p text:style-name="P29">Jadi teknik berpikir lateral memberikan proses yang disengaja dan sistematis yang menghasilkan pemikiran inovatif.</text:p>
      <text:p text:style-name="P29"/>
      <text:p text:style-name="P29">Dengan menggunakan teknik berpikir tidak konvensional ini, berpikir lateral memungkinkan Anda menemukan solusi kreatif yang mungkin tidak Anda pertimbangkan.</text:p>
      <text:p text:style-name="P29"/>
      <text:p text:style-name="P29">Jadi gambar kartun ini menggambarkan perbedaan antara berpikir linier dan berpikir lateral.</text:p>
      <text:p text:style-name="P29"/>
      <text:p text:style-name="P29">Jadi seperti yang Anda lihat, pemikiran linier selalu mengikuti jalan lurus, dan jika ada masalah atau hambatan, proses berpikir <text:span text:style-name="T133">menjadi</text:span> terhambat. <text:span text:style-name="T133">Sedangkan,</text:span> pemikiran lateral mempertimbangkan berbagai cara berbeda untuk mencapai solusi.</text:p>
      <text:p text:style-name="P29"/>
      <text:p text:style-name="P29">Jadi sekarang mari kita bicara tentang berpikir lateral.</text:p>
      <text:p text:style-name="P29"/>
      <text:p text:style-name="P29">Saya akan memberi Anda contoh pemikiran lateral yang sangat bagus.</text:p>
      <text:p text:style-name="P29"/>
      <text:p text:style-name="P29"><text:soft-page-break/><text:span text:style-name="T134">D</text:span>alam gambar, Anda bisa melihat orang ini dikenal sebagai Ashis Paul, pendiri eco-cooler, AC termurah untuk masyarakat pedesaan di Bangladesh.</text:p>
      <text:p text:style-name="P29"/>
      <text:p text:style-name="P29"><text:span text:style-name="T134">G</text:span>ambar di atas, seperti yang Anda lihat, adalah eco-cooler yang mampu mengubah udara <text:span text:style-name="T135">panas </text:span>menjadi udara dingin <text:span text:style-name="T135">dalam</text:span> <text:span text:style-name="T135">sehari-hari </text:span><text:span text:style-name="T136">pada</text:span> musim panas.</text:p>
      <text:p text:style-name="P29"/>
      <text:p text:style-name="P29">Jadi teknologi di baliknya, eco-cooler, didasarkan pada teori yang disebut Jeweled from Sun Effect.</text:p>
      <text:p text:style-name="P29"/>
      <text:p text:style-name="P29">Dan menurut teori ini, ketika udara panas benar-benar ditekan dan disalurkan melalui jalur yang sempit, menjadi dingin.</text:p>
      <text:p text:style-name="P29"/>
      <text:p text:style-name="P29">Maka berdasarkan teori sederhana ini, <text:span text:style-name="T137">Mr</text:span> Paul mengajukan ide tentang <text:span text:style-name="T138">eco-cooler</text:span> yang kemudian dikenal sebagai pendingin udara termurah di dunia.</text:p>
      <text:p text:style-name="P29"/>
      <text:p text:style-name="P29">Sekarang, jelas, <text:span text:style-name="T139">Mr</text:span> Paul tahu bahwa penduduk pedesaan di Bangladesh tidak mampu membayar sistem pendingin udara yang mahal.</text:p>
      <text:p text:style-name="P29"/>
      <text:p text:style-name="P29">Jadi dia kemudian berpikir tentang bagaimana dia bisa membuat sesuatu yang sangat sederhana dan terjangkau untuk penduduk pedesaan di Bangladesh</text:p>
      <text:p text:style-name="P29"/>
      <text:p text:style-name="P29">Saat itulah ide eco-cooler muncul di benaknya.</text:p>
      <text:p text:style-name="P29"/>
      <text:p text:style-name="P29">Jadi saya <text:span text:style-name="T139">ber</text:span>harap ini memberi Anda pemahaman yang baik tentang pemikiran lateral, yang menghindari pemikiran tradisional atau vertikal.</text:p>
      <text:p text:style-name="P29"/>
      <text:p text:style-name="P29">Sebaliknya, <text:span text:style-name="T179">Anda</text:span> melihat cara berpikir dan memecahkan masalah yang tidak konvensional.</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3">12. Latihan otak</text:p>
      <text:p text:style-name="P33"/>
      <text:p text:style-name="P33">Meskipun benar bahwa beberapa otak secara alami lebih condong ke arah ide kreatif daripada yang lain, penelitian menunjukkan bahwa semua otak memiliki kemampuan luar biasa untuk terus berubah dan berkembang.</text:p>
      <text:p text:style-name="P33"/>
      <text:p text:style-name="P33">Namun, ini adalah keterampilan yang dapat dipraktikkan dan dipelajari, meskipun mungkin tidak membuat setiap orang menjadi <text:span text:style-name="T140">seorang </text:span>Einstein.</text:p>
      <text:p text:style-name="P33"/>
      <text:p text:style-name="P33">Latihan dan olahraga pasti bisa membuat otak mana pun lebih kreatif.</text:p>
      <text:p text:style-name="P33"/>
      <text:p text:style-name="P33">Ada banyak proses melalui stimulasi kognitif yang memungkinkan.</text:p>
      <text:p text:style-name="P33"/>
      <text:p text:style-name="P33"><text:span text:style-name="T180">Latihan</text:span> otak telah menjadi konsep yang sangat populer, yang menunjukkan bagaimana orang bisa menjadi lebih kreatif dengan membuka bakat terpendam mereka.</text:p>
      <text:p text:style-name="P33"/>
      <text:p text:style-name="P33">Jadi mari kita bahas <text:span text:style-name="T181">mengenai latihan</text:span> otak secara lebih rinci.</text:p>
      <text:p text:style-name="P33"/>
      <text:p text:style-name="P33">Tujuan pembelajaran utama di bagian ini adalah untuk memahami apa itu neuroplastisitas, kemudian <text:span text:style-name="T182">mengeksplorasi</text:span> <text:span text:style-name="T182">nya</text:span> dan mencari <text:span text:style-name="T182">contoh </text:span>beberapa latihan <text:span text:style-name="T183">untuk melatih</text:span> otak.</text:p>
      <text:p text:style-name="P33"/>
      <text:p text:style-name="P33">Untuk memahami pelatihan otak, pertama-tama kita perlu mempelajari apa itu neuroplastisitas.</text:p>
      <text:p text:style-name="P33"/>
      <text:p text:style-name="P33">Plastisitas otak juga dikenal sebagai neuroplastisitas mengacu pada kemampuan otak untuk berubah dan berkembang berdasarkan pengalaman hidup.</text:p>
      <text:p text:style-name="P33"/>
      <text:p text:style-name="P33">Penelitian telah menunjukkan bahwa otak kita memiliki kapasitas untuk berubah, baik secara fisik, fungsional dan kimiawi sepanjang hidup kita.</text:p>
      <text:p text:style-name="P33"/>
      <text:p text:style-name="P35">Untuk waktu yang lama, para peneliti dan ilmuwan percaya bahwa neuroplastisitas hanya mungkin terjadi selama masa kanak-kanak. </text:p>
      <text:p text:style-name="P35"/>
      <text:p text:style-name="P35"><text:span text:style-name="T184">S</text:span>etelah masa kanak-kanak <text:span text:style-name="T184">terlewati</text:span>, <text:span text:style-name="T184">o</text:span>tak kita dipadatkan dan kemudian kebiasaan kita menjadi tetap.</text:p>
      <text:p text:style-name="P33"/>
      <text:p text:style-name="P33">Dalam beberapa tahun terakhir <text:span text:style-name="T185">ini</text:span>, para ilmuwan berpendapat bahwa otak terus berubah bahkan sampai <text:span text:style-name="T185">pada</text:span> usia tua.</text:p>
      <text:p text:style-name="P33"/>
      <text:p text:style-name="P33">Seperti otot fisik <text:span text:style-name="T185">kita pada umumnya</text:span>.</text:p>
      <text:p text:style-name="P33"/>
      <text:p text:style-name="P33">Otak <text:span text:style-name="T141">akan semakin </text:span>kuat <text:span text:style-name="T141">jika kita </text:span>semakin <text:span text:style-name="T141">sering</text:span> menggunakannya.</text:p>
      <text:p text:style-name="P33"/>
      <text:p text:style-name="P33">Otak adalah alat pencari pola.</text:p>
      <text:p text:style-name="P33"/>
      <text:p text:style-name="P33">Ketika neuron di otak kita diaktifkan dalam pola tertentu, lebih cepat dan lebih mudah bagi kita untuk mengikuti pola yang sama di masa depan.</text:p>
      <text:p text:style-name="P33"/>
      <text:p text:style-name="P33"><text:soft-page-break/>Jadi <text:span text:style-name="T186">hal </text:span>ini pada dasarnya berarti bahwa ketika kita menggunakan otak untuk menyelesaikan suatu tugas, otak akan mengingat tugas-tugas tersebut.</text:p>
      <text:p text:style-name="P33"/>
      <text:p text:style-name="P33">Jadi <text:span text:style-name="T142">dilain waktu </text:span><text:span text:style-name="T187">ketika kita ingin melakukannya lagi, </text:span><text:span text:style-name="T142">hal</text:span> itu menjadi sedikit lebih mudah.</text:p>
      <text:p text:style-name="P33"/>
      <text:p text:style-name="P33">Intinya adalah bahwa otak kita tidak statis <text:span text:style-name="T188">atau tidak berubah, ketika </text:span>melalui latihan berulang-<text:span text:style-name="T189">ulang</text:span> dan tantangan terus-menerus.</text:p>
      <text:p text:style-name="P33"/>
      <text:p text:style-name="P33">Kita dapat membangun jalur yang membuat otak kita lebih kuat dan lebih pintar.</text:p>
      <text:p text:style-name="P33"/>
      <text:p text:style-name="P33">Konsep pelatihan otak semakin populer dalam beberapa tahun terakhir.</text:p>
      <text:p text:style-name="P33"/>
      <text:p text:style-name="P33">Pelatihan otak adalah cara memperkuat keterampilan kognitif dengan meningkatkan koneksi saraf di otak sehingga dapat menangkap dan memproses informasi yang masuk dengan lebih baik dan tidak hanya sedikit, tetapi jauh lebih baik.</text:p>
      <text:p text:style-name="P33"/>
      <text:p text:style-name="P33">Jadi ada banyak teknik dan latihan otak <text:span text:style-name="T143">yang jika kita melakukannya,</text:span> kita bisa melatih otak kita untuk menjadi lebih kreatif.</text:p>
      <text:p text:style-name="P33"/>
      <text:p text:style-name="P33">mari kita lihat beberapa latihan pelatihan otak yang populer <text:span text:style-name="T190">sekarang ini</text:span>.</text:p>
      <text:p text:style-name="P33"/>
      <text:p text:style-name="P33">Sejumlah besar penelitian telah menunjukkan bahwa <text:span text:style-name="T144">mengerjakan soal</text:span> teka-teki, <text:span text:style-name="T191">dapat melatih</text:span> kemampuan kognitif dan merupakan faktor <text:span text:style-name="T192">pencegah</text:span> <text:span text:style-name="T192">pelemahan visuospasial kita. Yaitu kemampuan untuk memperoleh pengetahuan.<text:tab/></text:span></text:p>
      <text:p text:style-name="P33"/>
      <text:p text:style-name="P33">Dengan kata lain, ketika menyusun teka-teki <text:span text:style-name="T193">ber</text:span>gambar, kita harus melihat potongan-potongan yang berbeda dan mencari tahu di mana mereka cocok dengan gambar yang lebih besar.</text:p>
      <text:p text:style-name="P33"/>
      <text:p text:style-name="P33">Ini bisa menjadi cara yang bagus untuk menantang dan melatih kapasitas otak kita.</text:p>
      <text:p text:style-name="P33"/>
      <text:p text:style-name="P33">Pada tahun 2015 laporan penelitian menunjukkan bahwa <text:span text:style-name="T194">dengan </text:span><text:span text:style-name="T195">kita </text:span>menggunakan semua <text:span text:style-name="T195">kemampuan </text:span>indera kita, <text:span text:style-name="T196">kita</text:span> berpotensi membantu memperkuat <text:span text:style-name="T198">kinerja</text:span><text:span text:style-name="T197"> </text:span>otak kita.</text:p>
      <text:p text:style-name="P33"/>
      <text:p text:style-name="P33">untuk <text:span text:style-name="T199">melatih</text:span> indra dan otak kita. Cobalah melakukan beberapa kegiatan yang akan merangsang semua panca indera kita.</text:p>
      <text:p text:style-name="P33"/>
      <text:p text:style-name="P33">Kita dapat mempraktikkannya melalui berbagai cara, <text:span text:style-name="T145">yaitu dengan cara </text:span><text:s/>menyentuh, menguji, melihat, dan mendengar, <text:span text:style-name="T200">intinya semua panca indera kita, </text:span>semuanya <text:span text:style-name="T201">dalam waktu</text:span> yang bersamaan.</text:p>
      <text:p text:style-name="P33"/>
      <text:p text:style-name="P33"><text:span text:style-name="T202">Kemudian melakukan m</text:span>editasi <text:span text:style-name="T202">harian </text:span><text:span text:style-name="T146">dapat </text:span><text:span text:style-name="T203">juga</text:span><text:span text:style-name="T146"> </text:span>membantu mengurangi stres dan kecemasan.</text:p>
      <text:p text:style-name="P33"/>
      <text:p text:style-name="P33">Tetapi beberapa penelitian telah menunjukkan bahwa meditasi juga berpotensi membantu menyempurnakan ingatan kita dan meningkatkan kemampuan kita untuk memproses informasi lebih cepat.</text:p>
      <text:p text:style-name="P33"/>
      <text:p text:style-name="P33">Untuk <text:span text:style-name="T147">melakukan meditasi, kita</text:span> hanya <text:span text:style-name="T147">memerlukan tempat </text:span><text:span text:style-name="T204">secukupnya</text:span>.</text:p>
      <text:p text:style-name="P33"/>
      <text:p text:style-name="P33"><text:soft-page-break/>Tutup mata Anda dan <text:span text:style-name="T205">gunakan</text:span> lima sampai sepuluh menit. Anda akan menemukan bahwa <text:span text:style-name="T206">meditasi</text:span> akan sangat menenangkan otak Anda dan membantu Anda menjadi lebih kuat dan tampil jauh lebih baik.</text:p>
      <text:p text:style-name="P33"/>
      <text:p text:style-name="P33"/>
      <text:p text:style-name="P33">Berikut beberapa cara termudah untuk meningkatkan kekuatan otak kita.</text:p>
      <text:p text:style-name="P33"/>
      <text:p text:style-name="P60">Mendengarkan lagu,</text:p>
      <text:p text:style-name="P60"/>
      <text:p text:style-name="P34">Pada tahun 2017 studi menunjukkan bahwa mendengarkan lagu-lagu bahagia <text:span text:style-name="T207">atau ceria, dapat</text:span> membantu menghasilkan solusi yang lebih inovatif dibandingkan dengan berdiam diri.</text:p>
      <text:p text:style-name="P33"/>
      <text:p text:style-name="P33"><text:span text:style-name="T148">Yang </text:span>berarti <text:span text:style-name="T148">dengan</text:span> memutar musik dapat membantu meningkatkan kemampuan berpikir kreatif kita dan meningkatkan kekuatan otak kita.</text:p>
      <text:p text:style-name="P33"/>
      <text:p text:style-name="P33">Dan selain mendengarkan musik, <text:span text:style-name="T148">Anda bisa mencoba</text:span> memainkan alat musik seperti piano, gitar, dan drum.</text:p>
      <text:p text:style-name="P33"/>
      <text:p text:style-name="P33">Semua ini secara signifikan dapat mengendurkan <text:span text:style-name="T208">atau merilekskan </text:span>otot otak kita dan membantu Anda tampil jauh lebih baik.</text:p>
      <text:p text:style-name="P33"/>
      <text:p text:style-name="P33">Kita juga dapat melibatkan otak kita ke dalam berbagai latihan mental yang juga dapat merangsang daya pikir kita.</text:p>
      <text:p text:style-name="P33"/>
      <text:p text:style-name="P33">Dr. Gary Small, adalah profesor psikiatri dan direktur dari <text:span text:style-name="T209">Semel</text:span> Institute of Neuroscience dalam satu artikel menarik yang diterbitkan di The Daily Guardian.</text:p>
      <text:p text:style-name="P33"/>
      <text:p text:style-name="P33">Dia mengusulkan beberapa latihan mental yang menarik.</text:p>
      <text:p text:style-name="P33"/>
      <text:p text:style-name="P33">Mari kita lihat beberapa latihan ini dan lihat apakah kita bisa menyelesaikannya di bagian berikut.</text:p>
      <text:p text:style-name="P33"/>
      <text:p text:style-name="P33">Kami telah memasukkan beberapa latihan mental ini dan ada file latihan di mana kami telah melampirkan artikel yang berisi semua latihan mental yang ditemukan di artikel Guardian.</text:p>
      <text:p text:style-name="P33"/>
      <text:p text:style-name="P33">Cobalah beberapa latihan ini dan lihat apakah Anda bisa mendapatkan jawabannya dengan benar.</text:p>
      <text:p text:style-name="P33"/>
      <text:p text:style-name="P33">Jawaban untuk latihan ini diberikan dalam artikel terlampir di bagian in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13"/>
      <text:p text:style-name="P16">SECTION 6: KREATIVITAS DAN INOVASI</text:p>
      <text:p text:style-name="P16"/>
      <text:p text:style-name="P16">1<text:span text:style-name="T12">3</text:span>. budaya organisasi</text:p>
      <text:p text:style-name="P16"/>
      <text:p text:style-name="P37">Kreativitas memungkinkan sebuah organisasi untuk menjadi <text:span text:style-name="T149">market leader</text:span> di bidangnya, berdasarkan peningkatan efisiensi dengan menawarkan solusi untuk masalah konsumen.</text:p>
      <text:p text:style-name="P37"/>
      <text:p text:style-name="P37">Tetapi banyak organisasi tidak memiliki kapasitas mendasar ini.</text:p>
      <text:p text:style-name="P37"/>
      <text:p text:style-name="P37">Faktor kunci dari kekurangan ini adalah kegagalan organisasi untuk membangun budaya di mana kreativitas diberikan, prioritas paling utama, karena organisasi tidak menjadi kreatif hanya dengan mempekerjakan orang-orang kreatif, tetapi kebanyakan dengan menciptakan budaya kreatif.</text:p>
      <text:p text:style-name="P37"/>
      <text:p text:style-name="P37">Jadi di bagian ini, mari kita bicara tentang bagaimana sebuah organisasi dapat menumbuhkan budaya kreatif.</text:p>
      <text:p text:style-name="P37"/>
      <text:p text:style-name="P37">Tujuan pembelajaran utama untuk bagian ini adalah untuk memahami budaya organisasi dan mengidentifikasi karakteristik intinya, kemudian memahami hubungan budaya dan kreativitas, dan akhirnya mengeksplorasi bagaimana organisasi dapat menumbuhkan kreativitas. sebelum Anda mulai membahas hubungan antara kreativitas dan budaya organisasi.</text:p>
      <text:p text:style-name="P37"/>
      <text:p text:style-name="P37"><text:span text:style-name="T150">Coba </text:span>lihat merek-merek ini.</text:p>
      <text:p text:style-name="P37"/>
      <text:p text:style-name="P37">Saya yakin Anda semua tahu tentang merek <text:span text:style-name="T151">atau brand </text:span>ini.</text:p>
      <text:p text:style-name="P37"/>
      <text:p text:style-name="P37">Tidak diragukan lagi, ini adalah merek paling sukses di dunia, selain dari nilai <text:span text:style-name="T152">nya</text:span> yang sangat besar.</text:p>
      <text:p text:style-name="P37"/>
      <text:p text:style-name="P37">Organisasi-organisasi ini juga telah menghadirkan produk-produk yang membuat hidup kita lebih mudah.</text:p>
      <text:p text:style-name="P37"/>
      <text:p text:style-name="P37">Namun terlepas dari kesuksesan finansial dan keunggulan dalam industri mereka sendiri, apakah Anda melihat kesamaan di semua merek ini?</text:p>
      <text:p text:style-name="P37"/>
      <text:p text:style-name="P37">Nah, ada sesuatu yang sangat umum di semua merek ini, semua merek ini, mereka telah menciptakan budaya organisasi yang sangat sukses yang telah membawa mereka ke tempat mereka sekarang.</text:p>
      <text:p text:style-name="P37"/>
      <text:p text:style-name="P37">Jadi ada baiknya untuk terlebih dahulu memahami budaya organisasi secara lebih rinci.</text:p>
      <text:p text:style-name="P37"/>
      <text:p text:style-name="P37">Jadi budaya organisasi dianggap sebagai sistem tindakan bersama, nilai-nilai dan keyakinan yang berkembang dalam suatu organisasi dan memandu perilaku anggotanya, budaya organisasi ditampilkan melalui keyakinan yang mendasari, asumsi, nilai, interaksi di dalam dan di luar organisasi, dan <text:soft-page-break/>segudang faktor lainnya, beberapa budaya organisasi yang populer adalah Toyota Way, seperangkat prinsip dan perilaku yang mendasari pendekatan manajerial dan sistem produksi <text:span text:style-name="T153">perusahaan </text:span>Toyota.</text:p>
      <text:p text:style-name="P37"/>
      <text:p text:style-name="P37"><text:span text:style-name="T153">Google memiliki aturan </text:span><text:span text:style-name="T210">ter</text:span><text:span text:style-name="T153">sendiri, yaitu a</text:span>turan 80-20 Google, yang memungkinkan karyawan Google dengan <text:span text:style-name="T163">kebebasannya</text:span> untuk mengerjakan proyek mereka sendiri.</text:p>
      <text:p text:style-name="P37">.</text:p>
      <text:p text:style-name="P37"/>
      <text:p text:style-name="P38">Jadi mari kita pahami, apa fungsi inti <text:span text:style-name="T153">dari</text:span> budaya organisasi?</text:p>
      <text:p text:style-name="P38"><text:span text:style-name="T154">Pertama</text:span>, budaya organisasi dapat memberikan karyawannya rasa identitas dan rasa memiliki, dengan organisasi memiliki budaya organisasi yang kuat, semua karyawan dalam organisasi akan merasa dihargai dan menjadi bagian dari sebuah tim.</text:p>
      <text:p text:style-name="P37"/>
      <text:p text:style-name="P37">Selanjutnya, budaya organisasi dapat menghasilkan komitmen terhadap misi organisasi karena ketika organisasi memiliki budaya yang kuat dan ditampilkan yang akan membantu karyawan lain untuk memahami misi dan menyatu dalam misi organisasi.</text:p>
      <text:p text:style-name="P37"/>
      <text:p text:style-name="P37"><text:span text:style-name="T155">Terakhir</text:span>, budaya organisasi dapat memperjelas dan memperkuat standar perilaku.</text:p>
      <text:p text:style-name="P37"/>
      <text:p text:style-name="P37">Ini sangat meningkatkan kerja <text:span text:style-name="T211">sama </text:span>tim dan kapasitas individu untuk menjadi lebih produktif.</text:p>
      <text:p text:style-name="P37">jika kita melihat ke seluruh dunia, kita melihat berbagai jenis budaya organisasi <text:span text:style-name="T156">yang diterapkan pada perusahaan-perusahaan </text:span><text:span text:style-name="T212">di</text:span><text:span text:style-name="T156"> </text:span><text:span text:style-name="T157">dunia</text:span>.</text:p>
      <text:p text:style-name="P37"/>
      <text:p text:style-name="P37">Beberapa organisasi memiliki budaya yang kuat dan beberapa organisasi mungkin memiliki budaya yang lebih lemah.</text:p>
      <text:p text:style-name="P37"/>
      <text:p text:style-name="P37">Jadi berikut adalah beberapa sifat budaya yang kuat dan budaya organisasi yang lemah.</text:p>
      <text:p text:style-name="P37"/>
      <text:p text:style-name="P37">Budaya yang kuat ditampilkan melalui pengaruh besar pada perilaku individu dalam organisasi. nilai-nilai yang dipegang secara intens dan dibagikan secara luas, di mana budaya yang lemah memiliki dampak yang terbatas pada cara orang berperilaku.</text:p>
      <text:p text:style-name="P37"/>
      <text:p text:style-name="P37">Budaya yang lemah tidak mendorong perilaku kreatif di antara karyawannya.</text:p>
      <text:p text:style-name="P37"/>
      <text:p text:style-name="P37">Jadi budaya kreativitas dalam suatu organisasi memungkinkan karyawan<text:span text:style-name="T157">nya </text:span>untuk menggunakan sifat inovatif alami mereka dan meningkatkan kemampuan organisasi untuk menanggapi masalah dan peluang dengan cara yang menarik, tidak biasa, dan kompetitif.</text:p>
      <text:p text:style-name="P37"/>
      <text:p text:style-name="P37">Sekarang, secara umum, menyusun budaya organisasi yang menumbuhkan kreativitas sejati dapat menjadi tantangan besar, dan biasanya memerlukan langkah-langkah dari tingkat atas ke bawah dan dari bawah ke atas.</text:p>
      <text:p text:style-name="P37"/>
      <text:p text:style-name="P37">Jadi budaya organisasi dan kreativitas memiliki hubungan yang mendalam dan melekat.</text:p>
      <text:p text:style-name="P37"/>
      <text:p text:style-name="P37">Pertama-tama, budaya organisasi memberikan pengaruh besar pada karyawannya, baik secara positif maupun negatif.</text:p>
      <text:p text:style-name="P37"/>
      <text:p text:style-name="P37">Manajer dalam organisasi dapat memainkan peran penting dalam mengembangkan, mentransmisikan, dan mengubah budaya organisasi.</text:p>
      <text:p text:style-name="P37"/>
      <text:p text:style-name="P37"><text:soft-page-break/>Kreativitas individu dan tim juga merupakan penentu penting dari kapasitas organisasi untuk menjadi inovatif.</text:p>
      <text:p text:style-name="P37"/>
      <text:p text:style-name="P37"><text:span text:style-name="T157">Yang pada akhirnya dapat </text:span>memainkan peran penting dalam keberhasilan <text:span text:style-name="T158">sebuah </text:span>organisasi.</text:p>
      <text:p text:style-name="P36"/>
      <text:p text:style-name="P16"/>
      <text:p text:style-name="P16"/>
      <text:p text:style-name="P16"/>
      <text:p text:style-name="P16"><text:span text:style-name="T12">14</text:span>. menumbuhkan budaya kreatif</text:p>
      <text:p text:style-name="P37"/>
      <text:p text:style-name="P37"><text:span text:style-name="T159">S</text:span>ekarang mari kita bicara tentang bagaimana mengembangkan budaya organisasi <text:span text:style-name="T160">untuk</text:span> <text:span text:style-name="T213">menjadi </text:span>sukses dan kreatif.</text:p>
      <text:p text:style-name="P37"/>
      <text:p text:style-name="P37">Anda akan menemukan bahwa dunia di luar sana dibanjiri dengan contoh-contoh hebat dari organisasi yang telah mampu mengembangkan budaya <text:span text:style-name="T229">kreatif nya dengan </text:span>sangat sukse<text:span text:style-name="T229">s</text:span>.</text:p>
      <text:p text:style-name="P37"/>
      <text:p text:style-name="P37">Mari kita ambil beberapa <text:span text:style-name="T161">contoh</text:span> teratas untuk <text:span text:style-name="T230">kita</text:span><text:span text:style-name="T214"> </text:span><text:span text:style-name="T215">renungkan</text:span>.</text:p>
      <text:p text:style-name="P37"/>
      <text:p text:style-name="P37"><text:span text:style-name="T231">M</text:span>emastikan <text:span text:style-name="T231">bahwa</text:span> <text:span text:style-name="T232">freedom atau </text:span><text:span text:style-name="T163">kebebasan</text:span> adalah salah satu aspek terpenting untuk menanamkan kreativitas dalam sebuah organisasi.</text:p>
      <text:p text:style-name="P37"/>
      <text:p text:style-name="P37">Mengetahui gambar tersebut, kita dapat melihat beberapa karyawan yang bahagia dan mereka adalah karyawan Google.</text:p>
      <text:p text:style-name="P37"/>
      <text:p text:style-name="P37">Google tidak diragukan lagi dianggap sebagai salah satu organisasi paling produktif di dunia.</text:p>
      <text:p text:style-name="P37"/>
      <text:p text:style-name="P37">Kunci keberhasilan ini bukan hanya fasilitas seperti makanan gratis, gym, dan fasilitas <text:span text:style-name="T233">kantor</text:span> lainnya, tetapi karyawan Google <text:span text:style-name="T234">mempunyai</text:span> <text:span text:style-name="T162">kebebasan</text:span> yang luar biasa di tempat kerja <text:span text:style-name="T235">nya</text:span>.</text:p>
      <text:p text:style-name="P37"/>
      <text:p text:style-name="P37">Google memiliki kebijakan yang disebut <text:span text:style-name="T236">aturan </text:span>80-20, yang memungkinkan karyawan mereka menghabiskan 20 persen <text:span text:style-name="T237">dari </text:span>waktu mereka untuk <text:span text:style-name="T268">mengerjakan</text:span> proyek kreatif mereka sendiri.</text:p>
      <text:p text:style-name="P37"/>
      <text:p text:style-name="P37">Dan pada kenyataannya, banyak produk Google yang sukses sebenarnya adalah hasil dari budaya <text:span text:style-name="T238">atau aturan </text:span>80-20 ini, yang sangat meningkatkan kreativitas di antara <text:span text:style-name="T269">para </text:span>karyawannya.</text:p>
      <text:p text:style-name="P37"/>
      <text:p text:style-name="P37">Membuat pekerjaan secara intrinsik menarik dapat meningkatkan kreativitas dalam suatu organisasi.</text:p>
      <text:p text:style-name="P37"/>
      <text:p text:style-name="P37">Sekarang, <text:span text:style-name="T239">lihatlah gambar ini</text:span>, apakah itu terlihat seperti lingkungan kantor bagi Anda?</text:p>
      <text:p text:style-name="P37"/>
      <text:p text:style-name="P37"><text:span text:style-name="T240">T</text:span>entu saja tidak.</text:p>
      <text:p text:style-name="P37"/>
      <text:p text:style-name="P37">Tapi, ini adalah gambar <text:span text:style-name="T270">dari </text:span>sebuah kantor dan ini diambil dari sebuah organisasi <text:span text:style-name="T271">yang </text:span>bernama Zappos.</text:p>
      <text:p text:style-name="P37"/>
      <text:p text:style-name="P37">Sekarang, saya tidak tahu apakah Anda pernah mendengar tentang Zappos, tetapi Zappos adalah salah satu e-commerce terkenal yang <text:span text:style-name="T241">meng</text:span>awal<text:span text:style-name="T241">i usahanya dengan</text:span> sangat sederhana, Zappos meraih kesuksesan melalui budaya <text:span text:style-name="T272">organisasi</text:span>nya yang luar biasa dan sikap yang berfokus <text:span text:style-name="T273">ke</text:span>pada pelanggan<text:span text:style-name="T273">nya</text:span>.</text:p>
      <text:p text:style-name="P37"/>
      <text:p text:style-name="P37"><text:soft-page-break/>Zappos menjaga karyawannya seperti halnya menjaga <text:span text:style-name="T274">para</text:span> pelanggan<text:span text:style-name="T242">nya</text:span>.</text:p>
      <text:p text:style-name="P37"/>
      <text:p text:style-name="P37">Jadi ketika Anda memasuki kantor Zappos, Anda akan merasa bahwa Anda <text:span text:style-name="T242">sedang</text:span> memasuki ruang kelas sekolah dasar dan Zappos melakukan segala <text:span text:style-name="T275">nya</text:span> <text:s/>untuk membuat <text:span text:style-name="T276">para </text:span>karyawannya tetap termotivasi, tidak hanya secara ekstrinsik, tetapi juga secara intrinsik untuk meningkatkan kreativitas dalam organisasi <text:span text:style-name="T277">nya</text:span>.</text:p>
      <text:p text:style-name="P37"/>
      <text:p text:style-name="P37"/>
      <text:p text:style-name="P37"/>
      <text:p text:style-name="P37"/>
      <text:p text:style-name="P37"><text:span text:style-name="T174">=&gt; </text:span>Sangat penting untuk merayakan keberhasilan dan kegagalan.</text:p>
      <text:p text:style-name="P37"/>
      <text:p text:style-name="P37">Anda akan menemukan bahwa sebagian besar organisasi sukses di dunia, mereka merayakan kegagalan <text:span text:style-name="T242">nya</text:span> sama seperti mereka merayakan kesuksesan mereka.</text:p>
      <text:p text:style-name="P37"/>
      <text:p text:style-name="P37">Karena inovasi dan kreativitas adalah proses <text:span text:style-name="T243">yang</text:span> berulang, hampir tidak ada contoh <text:span text:style-name="T164">yang </text:span>tepat sasaran <text:span text:style-name="T164">atau sempurna</text:span>.</text:p>
      <text:p text:style-name="P37"/>
      <text:p text:style-name="P74">Jika Anda melihat <text:span text:style-name="T164">brand-brand</text:span> sukses, mereka semuanya telah melalui jalur coba-coba yang berbahaya <text:span text:style-name="T165">berkali-kali hingga bisa </text:span><text:span text:style-name="T244">se </text:span><text:span text:style-name="T165">sukses sekarang </text:span><text:span text:style-name="T278">ini</text:span>.</text:p>
      <text:p text:style-name="P37"/>
      <text:p text:style-name="P37"><text:span text:style-name="T245">Kita a</text:span>mbil contoh <text:span text:style-name="T279">lagi</text:span> Apple.</text:p>
      <text:p text:style-name="P37"/>
      <text:p text:style-name="P37"><text:span text:style-name="T216">Apple</text:span> yang kita kenal sekarang adalah salah satu merek yang paling sukses <text:span text:style-name="T246">di dunia.</text:span></text:p>
      <text:p text:style-name="P37"/>
      <text:p text:style-name="P61">Tetapi Apple di era awal-awal <text:span text:style-name="T247">nya</text:span>, tidak sama dengan Apple <text:span text:style-name="T248">yang kita lihat</text:span> hari ini.</text:p>
      <text:p text:style-name="P61"/>
      <text:p text:style-name="P37">Banyak produk yang diluncurkan Apple di awal, tidak terlalu sukses.</text:p>
      <text:p text:style-name="P37"/>
      <text:p text:style-name="P37">Faktanya, Steve Jobs sendiri telah menghadapi banyak tantangan, kesulitan, dan rintangan selama masa-masa awalnya.</text:p>
      <text:p text:style-name="P37"/>
      <text:p text:style-name="P37">Tetapi dengan semua kegagalan dan tantangan ini, apa yang terjadi adalah pembelajaran luar biasa yang sangat membantu Steve Jobs dan para <text:span text:style-name="T217">pimpinan Apple</text:span> saat ini untuk mengantarkan <text:span text:style-name="T166">Apple</text:span> ke tempat seperti <text:span text:style-name="T280">yang kita lihat </text:span>sekarang ini.</text:p>
      <text:p text:style-name="P37"/>
      <text:p text:style-name="P37">Jadi untuk menjadi kreatif, sangatlah penting bagi <text:span text:style-name="T281">sebuah</text:span> organisasi untuk belajar dari kegagalan mereka dan tetap positif dan terus maju.</text:p>
      <text:p text:style-name="P37"/>
      <text:p text:style-name="P37">Untuk menumbuhkan kreativitas <text:span text:style-name="T282">salah satunya, s</text:span>angat penting untuk melakukan penyerbukan silang ide-ide kreatif.</text:p>
      <text:p text:style-name="P37"/>
      <text:p text:style-name="P37">Penyerbukan silang adalah proses mengekspos <text:span text:style-name="T283">para </text:span>karyawan ke cara berpikir baru dengan berbagi pengetahuan.</text:p>
      <text:p text:style-name="P37"/>
      <text:p text:style-name="P39">Sekarang, penyerbukan silang dapat terjadi baik di dalam maupun di luar organisasi. </text:p>
      <text:p text:style-name="P39"/>
      <text:p text:style-name="P39"><text:span text:style-name="T217">D</text:span>an banyak <text:span text:style-name="T284">brand</text:span> sukses di dunia, Mereka telah <text:span text:style-name="T217">melakukan</text:span> <text:span text:style-name="T285">penyerbukan silang </text:span>ini dengan cara yang berbeda.</text:p>
      <text:p text:style-name="P75"><text:soft-page-break/>Misalnya, jika Anda melihat gambar ini, <text:span text:style-name="T249">ini</text:span> adalah Red Bull, yang merupakan <text:span text:style-name="T250">produk </text:span>minuman <text:span text:style-name="T286">ber </text:span>energi, dan yang <text:span text:style-name="T251">satunya</text:span> adalah GoPro, yang merupakan <text:span text:style-name="T252">produk</text:span> kamera aksi.</text:p>
      <text:p text:style-name="P37"/>
      <text:p text:style-name="P37"><text:span text:style-name="T287">D</text:span>i atas kertas, perusahaan minuman energi berkarbonasi dan bisnis kamera portabel tidak memiliki banyak kesamaan.</text:p>
      <text:p text:style-name="P37"/>
      <text:p text:style-name="P37">Namun Red Bull dan GoPro membentuk kolaborasi pada tahun 2016 <text:span text:style-name="T168">dengan kekuatan atau kelebihan dari masing-masing brand.</text:span></text:p>
      <text:p text:style-name="P37"/>
      <text:p text:style-name="P37">Bersama-sama, mereka memiliki kemitraan <text:span text:style-name="T169">bertahun-tahun, </text:span><text:span text:style-name="T170">berbentuk seperti</text:span> pembuatan konten, distribusi <text:span text:style-name="T171">produk</text:span> global, promosi silang, dan inovasi produk.</text:p>
      <text:p text:style-name="P37"/>
      <text:p text:style-name="P37"><text:span text:style-name="T172">Diatur dari b</text:span>agian dari perjanjian, bahwa Red Bull mendapat potongan keuntungan GoPro dan GoPro memiliki hak eksklusif untuk <text:span text:style-name="T218">memfilmkan</text:span> di acara-<text:span text:style-name="T253">acara</text:span> Red Bull.</text:p>
      <text:p text:style-name="P37"/>
      <text:p text:style-name="P37">Demikian pula, banyak organisasi yang telah berkolaborasi baik di dalam maupun di luar organisasi dalam berbagai cara untuk menyerbuki ide-ide kreatif.</text:p>
      <text:p text:style-name="P37"/>
      <text:p text:style-name="P37"><text:span text:style-name="T173">=&gt; </text:span>Hirarki organisasi bisa menjadi penghambat besar dalam hal mendorong keterlibatan kreati<text:span text:style-name="T254">vitas</text:span>.</text:p>
      <text:p text:style-name="P37"/>
      <text:p text:style-name="P37">Begitu banyak organisasi hari ini telah menjadi sukses setelah menghilangkan hambatan organisasi dari hubungan hierarkis.</text:p>
      <text:p text:style-name="P37"/>
      <text:p text:style-name="P37">Salah satu contoh <text:span text:style-name="T175">nya</text:span> adalah perusahaan pengembang game; Valve, yang <text:span text:style-name="T255">mana perusahaan itu</text:span> tidak memiliki bos.</text:p>
      <text:p text:style-name="P37"/>
      <text:p text:style-name="P37">Mereka memiliki struktur yang sepenuhnya datar yang telah sepenuhnya menghilangkan hubungan <text:span text:style-name="T256">antar</text:span> hierarkis.</text:p>
      <text:p text:style-name="P37"/>
      <text:p text:style-name="P37">Selain itu, Anda akan menemukan bahwa sebagian besar pemimpin hebat seperti Elon Musk atau Mark Zuckerberg, mereka suka duduk di lantai yang sama dengan karyawan mereka di bilik yang sangat sederhana.</text:p>
      <text:p text:style-name="P37"/>
      <text:p text:style-name="P37">Hal ini membuat pemberdayaan kepada staf dan memungkinkan sistem komunikasi terbuka yang pada akhirnya meningkatkan suasana kreatif.</text:p>
      <text:p text:style-name="P37"/>
      <text:p text:style-name="P37">Jadi <text:span text:style-name="T176">itu semua</text:span> adalah beberapa strategi suatu organisasi <text:span text:style-name="T177">untuk </text:span>dapat meningkatkan dan menumbuhkan budaya organisasi yang kreatif.</text:p>
      <text:p text:style-name="P37"/>
      <text:p text:style-name="P37"/>
      <text:p text:style-name="P37"/>
      <text:p text:style-name="P37"/>
      <text:p text:style-name="P37"/>
      <text:p text:style-name="P37"/>
      <text:p text:style-name="P37"/>
      <text:p text:style-name="P63">Kesimpulan</text:p>
      <text:p text:style-name="P62"/>
      <text:p text:style-name="P62">halo dan selamat datang di video ini</text:p>
      <text:p text:style-name="P62"/>
      <text:p text:style-name="P62">ini merupakan ringkasan mengenai kursus ini</text:p>
      <text:p text:style-name="P62"/>
      <text:p text:style-name="P62">jadi apa yang telah kita pelajari?</text:p>
      <text:p text:style-name="P62"/>
      <text:p text:style-name="P62">Kita telah memahami <text:span text:style-name="T219">apa itu kreativitas </text:span><text:span text:style-name="T220">dan membahas penelitian kreativitas yang dilakukan oleh Dr George Land.</text:span></text:p>
      <text:p text:style-name="P62"/>
      <text:p text:style-name="P64">Kemudian kita beralih ke pembahasan mengenai mitos-mitos dibalik kreativitas dan melihat contoh-contoh kreativitas.</text:p>
      <text:p text:style-name="P64"/>
      <text:p text:style-name="P64">Selanjutnya kita mengeksplor lebih dalam mengenai kreativitas dengan membandingkan cara berpikir kreatif vs berpikir kritis.</text:p>
      <text:p text:style-name="P64"/>
      <text:p text:style-name="P64">Kita juga telah mengetahui ciri-ciri orang kreatif itu seperti apa, pembagian / lateralisasi otak manusia, apakah anda orang yang berotak kiri atau anda orang yang berotak kanan, tetapi yang lebih penting adalah, <text:span text:style-name="T221">terlepas anda berotak kiri atau kanan, anda tetap bisa menjadi orang yang kreatif.</text:span></text:p>
      <text:p text:style-name="P64"/>
      <text:p text:style-name="P65">Setelah itu, kita membahas mengenai langkah-langkah proses kreativitas.</text:p>
      <text:p text:style-name="P65"/>
      <text:p text:style-name="P65">Dan dilanjutkan dengan cara meningkatkan kreativitas pribadi kita, menyinggung mengenai berpikir lateral dan contohnya, kemudian beralih ke pembahasan mengenai latihan otak</text:p>
      <text:p text:style-name="P65"/>
      <text:p text:style-name="P65">sebelum mengakhirinya dengan berbicara mengenai apa itu budaya organisasi, dan bagaimana kita menumbuhkan budaya yang kreatif dalam lingkungan kita. </text:p>
      <text:p text:style-name="P65"/>
      <text:p text:style-name="P65">Saya berharap anda telah mempelajari banyak hal baru dalam kursus ini. </text:p>
      <text:p text:style-name="P65"/>
      <text:p text:style-name="P65">Terimakasih telah menonton dan sampai jumpa.</text:p>
      <text:p text:style-name="P65"/>
      <text:p text:style-name="P65"/>
      <text:p text:style-name="P65"/>
      <text:p text:style-name="P66">Terimakasih</text:p>
      <text:p text:style-name="P65"/>
      <text:p text:style-name="P65">akhirnya saya ingin mengucapkan terimakasih kepada anda semua karena telah memutuskan untuk mengambil kursus yang menarik ini.</text:p>
      <text:p text:style-name="P65"/>
      <text:p text:style-name="P65">Dan jangan lupa untuk mengikuti kursus lain yang kami miliki.</text:p>
      <text:p text:style-name="P65"/>
      <text:p text:style-name="P65">Selamat menikmati</text:p>
      <text:p text:style-name="P65"/>
      <text:p text:style-name="P65">dan jangan lupa untuk terus belaj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9:34:36.700525342</meta:creation-date>
    <dc:date>2022-02-09T14:30:37.414094978</dc:date>
    <meta:editing-duration>P4DT20H23M46S</meta:editing-duration>
    <meta:editing-cycles>334</meta:editing-cycles>
    <meta:generator>LibreOffice/7.2.5.2$Linux_X86_64 LibreOffice_project/20$Build-2</meta:generator>
    <meta:document-statistic meta:table-count="0" meta:image-count="0" meta:object-count="0" meta:page-count="32" meta:paragraph-count="465" meta:word-count="7045" meta:character-count="50664" meta:non-whitespace-character-count="44053"/>
  </office:meta>
</office:document-meta>
</file>